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32cm" svg:stroke-color="#bfbfbf" draw:stroke-linejoin="miter" draw:fill="solid" draw:fill-color="#dfdfdf" fo:padding-top="0.191cm" fo:padding-bottom="0.191cm" fo:padding-left="0.316cm" fo:padding-right="0.316cm"/>
    </style:style>
    <style:style style:name="gr2" style:family="graphic" style:parent-style-name="standard">
      <style:graphic-properties draw:stroke="solid" svg:stroke-width="0.132cm" svg:stroke-color="#80ff80" draw:stroke-linejoin="miter" draw:fill="solid" draw:fill-color="#ccffcc" fo:padding-top="0.191cm" fo:padding-bottom="0.191cm" fo:padding-left="0.316cm" fo:padding-right="0.316cm"/>
    </style:style>
    <style:style style:name="gr3" style:family="graphic" style:parent-style-name="standard">
      <style:graphic-properties draw:stroke="solid" svg:stroke-width="0.066cm" svg:stroke-color="#80ff80" draw:stroke-linejoin="miter" draw:fill="none" fo:padding-top="0.158cm" fo:padding-bottom="0.158cm" fo:padding-left="0.283cm" fo:padding-right="0.283cm"/>
    </style:style>
    <style:style style:name="gr4" style:family="graphic" style:parent-style-name="standard">
      <style:graphic-properties draw:stroke="none" svg:stroke-width="0.044cm" draw:stroke-linejoin="miter" draw:fill="solid" draw:fill-color="#80ff80"/>
    </style:style>
    <style:style style:name="gr5" style:family="graphic" style:parent-style-name="standard">
      <style:graphic-properties draw:stroke="solid" svg:stroke-width="0.132cm" svg:stroke-color="#9999ff" draw:stroke-linejoin="miter" draw:fill="solid" draw:fill-color="#ccccff" fo:padding-top="0.191cm" fo:padding-bottom="0.191cm" fo:padding-left="0.316cm" fo:padding-right="0.316cm"/>
    </style:style>
    <style:style style:name="gr6" style:family="graphic" style:parent-style-name="standard">
      <style:graphic-properties draw:stroke="solid" svg:stroke-width="0.132cm" svg:stroke-color="#ff9999" draw:stroke-linejoin="miter" draw:fill="solid" draw:fill-color="#ffcccc" fo:padding-top="0.191cm" fo:padding-bottom="0.191cm" fo:padding-left="0.316cm" fo:padding-right="0.316cm"/>
    </style:style>
    <style:style style:name="gr7" style:family="graphic" style:parent-style-name="standard">
      <style:graphic-properties draw:stroke="solid" svg:stroke-width="0.132cm" svg:stroke-color="#ffbf80" draw:stroke-linejoin="miter" draw:fill="solid" draw:fill-color="#ffdfbf" fo:padding-top="0.191cm" fo:padding-bottom="0.191cm" fo:padding-left="0.316cm" fo:padding-right="0.316cm"/>
    </style:style>
    <style:style style:name="gr8" style:family="graphic" style:parent-style-name="standard">
      <style:graphic-properties draw:stroke="solid" svg:stroke-width="0.066cm" svg:stroke-color="#ffbf80" draw:stroke-linejoin="miter" draw:fill="none" fo:padding-top="0.158cm" fo:padding-bottom="0.158cm" fo:padding-left="0.283cm" fo:padding-right="0.283cm"/>
    </style:style>
    <style:style style:name="gr9" style:family="graphic" style:parent-style-name="standard">
      <style:graphic-properties draw:stroke="none" svg:stroke-width="0.044cm" draw:stroke-linejoin="miter" draw:fill="solid" draw:fill-color="#ffbf80"/>
    </style:style>
    <style:style style:name="gr10" style:family="graphic" style:parent-style-name="standard">
      <style:graphic-properties draw:stroke="solid" svg:stroke-width="0.053cm" svg:stroke-color="#808080" draw:stroke-linejoin="miter" draw:fill="none" fo:padding-top="0.151cm" fo:padding-bottom="0.151cm" fo:padding-left="0.276cm" fo:padding-right="0.276cm"/>
    </style:style>
    <style:style style:name="gr11" style:family="graphic" style:parent-style-name="standard">
      <style:graphic-properties draw:stroke="solid" svg:stroke-width="0.053cm" svg:stroke-color="#808080" draw:stroke-linejoin="round" draw:fill="solid" draw:fill-color="#000000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width="0.044cm" draw:stroke-linejoin="miter" draw:fill="solid" draw:fill-color="#000000"/>
    </style:style>
    <style:style style:name="gr13" style:family="graphic" style:parent-style-name="objectwithoutfill">
      <style:graphic-properties draw:stroke="solid" svg:stroke-width="0.053cm" svg:stroke-color="#808080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0.95cm"/>
    </style:style>
    <style:style style:name="P1" style:family="paragraph">
      <loext:graphic-properties draw:fill="solid" draw:fill-color="#dfdfdf"/>
    </style:style>
    <style:style style:name="P2" style:family="paragraph">
      <loext:graphic-properties draw:fill="solid" draw:fill-color="#ccffcc"/>
    </style:style>
    <style:style style:name="P3" style:family="paragraph">
      <loext:graphic-properties draw:fill="none"/>
    </style:style>
    <style:style style:name="P4" style:family="paragraph">
      <loext:graphic-properties draw:fill="solid" draw:fill-color="#80ff80"/>
    </style:style>
    <style:style style:name="P5" style:family="paragraph">
      <loext:graphic-properties draw:fill="solid" draw:fill-color="#ccccff"/>
    </style:style>
    <style:style style:name="P6" style:family="paragraph">
      <loext:graphic-properties draw:fill="solid" draw:fill-color="#ffcccc"/>
    </style:style>
    <style:style style:name="P7" style:family="paragraph">
      <loext:graphic-properties draw:fill="solid" draw:fill-color="#ffdfbf"/>
    </style:style>
    <style:style style:name="P8" style:family="paragraph">
      <loext:graphic-properties draw:fill="solid" draw:fill-color="#ffbf80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P1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869cm" svg:height="2.5cm" svg:x="21.231cm" svg:y="3.587cm" svg:viewBox="0 0 2870 2501" svg:d="M2694 0h-2518c-97 0-176 79-176 176v2149c0 97 79 176 176 176h2518c97 0 176-79 176-176v-2149c0-97-79-176-176-176z">
          <text:p/>
        </draw:path>
        <draw:polyline draw:style-name="gr1" draw:text-style-name="P1" draw:layer="layout" svg:width="0cm" svg:height="0cm" svg:x="23.925cm" svg:y="3.587cm" svg:viewBox="0 0 0 0" draw:points="0,0">
          <text:p/>
        </draw:polyline>
        <draw:path draw:style-name="gr2" draw:text-style-name="P2" draw:layer="layout" svg:width="2.869cm" svg:height="1.25cm" svg:x="5.478cm" svg:y="6.719cm" svg:viewBox="0 0 2870 1251" svg:d="M2694 0h-2518c-97 0-176 79-176 176v899c0 97 79 176 176 176h2518c97 0 176-79 176-176v-899c0-97-79-176-176-176z">
          <text:p/>
        </draw:path>
        <draw:polyline draw:style-name="gr2" draw:text-style-name="P2" draw:layer="layout" svg:width="0cm" svg:height="0cm" svg:x="8.171cm" svg:y="6.719cm" svg:viewBox="0 0 0 0" draw:points="0,0">
          <text:p/>
        </draw:polyline>
        <draw:line draw:style-name="gr3" draw:text-style-name="P3" draw:layer="layout" svg:x1="5.412cm" svg:y1="7.344cm" svg:x2="4.635cm" svg:y2="7.344cm">
          <text:p/>
        </draw:line>
        <draw:polygon draw:style-name="gr4" draw:text-style-name="P4" draw:layer="layout" svg:width="0.256cm" svg:height="0.257cm" svg:x="4.475cm" svg:y="7.215cm" svg:viewBox="0 0 257 258" draw:points="0,129 257,258 161,129 257,0">
          <text:p/>
        </draw:polygon>
        <draw:path draw:style-name="gr2" draw:text-style-name="P2" draw:layer="layout" svg:width="2.869cm" svg:height="1.25cm" svg:x="9.416cm" svg:y="6.719cm" svg:viewBox="0 0 2870 1251" svg:d="M2694 0h-2518c-97 0-176 79-176 176v899c0 97 79 176 176 176h2518c97 0 176-79 176-176v-899c0-97-79-176-176-176z">
          <text:p/>
        </draw:path>
        <draw:polyline draw:style-name="gr2" draw:text-style-name="P2" draw:layer="layout" svg:width="0cm" svg:height="0cm" svg:x="12.11cm" svg:y="6.719cm" svg:viewBox="0 0 0 0" draw:points="0,0">
          <text:p/>
        </draw:polyline>
        <draw:line draw:style-name="gr3" draw:text-style-name="P3" draw:layer="layout" svg:x1="9.35cm" svg:y1="7.344cm" svg:x2="8.573cm" svg:y2="7.344cm">
          <text:p/>
        </draw:line>
        <draw:polygon draw:style-name="gr4" draw:text-style-name="P4" draw:layer="layout" svg:width="0.257cm" svg:height="0.257cm" svg:x="8.413cm" svg:y="7.215cm" svg:viewBox="0 0 258 258" draw:points="0,129 258,258 161,129 258,0">
          <text:p/>
        </draw:polygon>
        <draw:path draw:style-name="gr2" draw:text-style-name="P2" draw:layer="layout" svg:width="2.869cm" svg:height="1.25cm" svg:x="13.355cm" svg:y="6.719cm" svg:viewBox="0 0 2870 1251" svg:d="M2694 0h-2518c-97 0-176 79-176 176v899c0 97 79 176 176 176h2518c97 0 176-79 176-176v-899c0-97-79-176-176-176z">
          <text:p/>
        </draw:path>
        <draw:polyline draw:style-name="gr2" draw:text-style-name="P2" draw:layer="layout" svg:width="0cm" svg:height="0cm" svg:x="16.048cm" svg:y="6.719cm" svg:viewBox="0 0 0 0" draw:points="0,0">
          <text:p/>
        </draw:polyline>
        <draw:line draw:style-name="gr3" draw:text-style-name="P3" draw:layer="layout" svg:x1="13.289cm" svg:y1="7.344cm" svg:x2="12.512cm" svg:y2="7.344cm">
          <text:p/>
        </draw:line>
        <draw:polygon draw:style-name="gr4" draw:text-style-name="P4" draw:layer="layout" svg:width="0.256cm" svg:height="0.257cm" svg:x="12.351cm" svg:y="7.215cm" svg:viewBox="0 0 257 258" draw:points="0,129 257,258 161,129 257,0">
          <text:p/>
        </draw:polygon>
        <draw:path draw:style-name="gr2" draw:text-style-name="P2" draw:layer="layout" svg:width="2.869cm" svg:height="1.25cm" svg:x="17.293cm" svg:y="6.719cm" svg:viewBox="0 0 2870 1251" svg:d="M2694 0h-2518c-97 0-176 79-176 176v899c0 97 79 176 176 176h2518c97 0 176-79 176-176v-899c0-97-79-176-176-176z">
          <text:p/>
        </draw:path>
        <draw:polyline draw:style-name="gr2" draw:text-style-name="P2" draw:layer="layout" svg:width="0cm" svg:height="0cm" svg:x="19.986cm" svg:y="6.719cm" svg:viewBox="0 0 0 0" draw:points="0,0">
          <text:p/>
        </draw:polyline>
        <draw:line draw:style-name="gr3" draw:text-style-name="P3" draw:layer="layout" svg:x1="17.227cm" svg:y1="7.344cm" svg:x2="16.45cm" svg:y2="7.344cm">
          <text:p/>
        </draw:line>
        <draw:polygon draw:style-name="gr4" draw:text-style-name="P4" draw:layer="layout" svg:width="0.257cm" svg:height="0.257cm" svg:x="16.29cm" svg:y="7.215cm" svg:viewBox="0 0 258 258" draw:points="0,129 258,258 161,129 258,0">
          <text:p/>
        </draw:polygon>
        <draw:path draw:style-name="gr2" draw:text-style-name="P2" draw:layer="layout" svg:width="2.869cm" svg:height="1.25cm" svg:x="21.231cm" svg:y="6.719cm" svg:viewBox="0 0 2870 1251" svg:d="M2694 0h-2518c-97 0-176 79-176 176v899c0 97 79 176 176 176h2518c97 0 176-79 176-176v-899c0-97-79-176-176-176z">
          <text:p/>
        </draw:path>
        <draw:polyline draw:style-name="gr2" draw:text-style-name="P2" draw:layer="layout" svg:width="0cm" svg:height="0cm" svg:x="23.925cm" svg:y="6.719cm" svg:viewBox="0 0 0 0" draw:points="0,0">
          <text:p/>
        </draw:polyline>
        <draw:line draw:style-name="gr3" draw:text-style-name="P3" draw:layer="layout" svg:x1="21.165cm" svg:y1="7.344cm" svg:x2="20.388cm" svg:y2="7.344cm">
          <text:p/>
        </draw:line>
        <draw:polygon draw:style-name="gr4" draw:text-style-name="P4" draw:layer="layout" svg:width="0.256cm" svg:height="0.257cm" svg:x="20.228cm" svg:y="7.215cm" svg:viewBox="0 0 257 258" draw:points="0,129 257,258 161,129 257,0">
          <text:p/>
        </draw:polygon>
        <draw:path draw:style-name="gr5" draw:text-style-name="P5" draw:layer="layout" svg:width="6.619cm" svg:height="1.875cm" svg:x="11.69cm" svg:y="9.687cm" svg:viewBox="0 0 6620 1876" svg:d="M6444 0h-6268c-97 0-176 79-176 176v1524c0 97 79 176 176 176h6268c97 0 176-79 176-176v-1524c0-97-79-176-176-176z">
          <text:p/>
        </draw:path>
        <draw:polyline draw:style-name="gr5" draw:text-style-name="P5" draw:layer="layout" svg:width="0cm" svg:height="0cm" svg:x="18.134cm" svg:y="9.687cm" svg:viewBox="0 0 0 0" draw:points="0,0">
          <text:p/>
        </draw:polyline>
        <draw:path draw:style-name="gr6" draw:text-style-name="P6" draw:layer="layout" svg:width="6.619cm" svg:height="1.875cm" svg:x="11.69cm" svg:y="13.1cm" svg:viewBox="0 0 6620 1876" svg:d="M6444 0h-6268c-97 0-176 79-176 176v1524c0 97 79 176 176 176h6268c97 0 176-79 176-176v-1524c0-97-79-176-176-176z">
          <text:p/>
        </draw:path>
        <draw:polyline draw:style-name="gr6" draw:text-style-name="P6" draw:layer="layout" svg:width="0cm" svg:height="0cm" svg:x="18.134cm" svg:y="13.1cm" svg:viewBox="0 0 0 0" draw:points="0,0">
          <text:p/>
        </draw:polyline>
        <draw:path draw:style-name="gr7" draw:text-style-name="P7" draw:layer="layout" svg:width="2.869cm" svg:height="1.25cm" svg:x="5.478cm" svg:y="4.837cm" svg:viewBox="0 0 2870 1251" svg:d="M2694 0h-2518c-97 0-176 79-176 176v899c0 97 79 176 176 176h2518c97 0 176-79 176-176v-899c0-97-79-176-176-176z">
          <text:p/>
        </draw:path>
        <draw:polyline draw:style-name="gr7" draw:text-style-name="P7" draw:layer="layout" svg:width="0cm" svg:height="0cm" svg:x="8.171cm" svg:y="4.837cm" svg:viewBox="0 0 0 0" draw:points="0,0">
          <text:p/>
        </draw:polyline>
        <draw:line draw:style-name="gr8" draw:text-style-name="P3" draw:layer="layout" svg:x1="6.913cm" svg:y1="6.153cm" svg:x2="6.913cm" svg:y2="6.493cm">
          <text:p/>
        </draw:line>
        <draw:polygon draw:style-name="gr9" draw:text-style-name="P8" draw:layer="layout" svg:width="0.257cm" svg:height="0.256cm" svg:x="6.784cm" svg:y="6.396cm" svg:viewBox="0 0 258 257" draw:points="129,257 258,0 129,96 0,0">
          <text:p/>
        </draw:polygon>
        <draw:path draw:style-name="gr7" draw:text-style-name="P7" draw:layer="layout" svg:width="2.869cm" svg:height="1.25cm" svg:x="21.231cm" svg:y="4.837cm" svg:viewBox="0 0 2870 1251" svg:d="M2694 0h-2518c-97 0-176 79-176 176v899c0 97 79 176 176 176h2518c97 0 176-79 176-176v-899c0-97-79-176-176-176z">
          <text:p/>
        </draw:path>
        <draw:polyline draw:style-name="gr7" draw:text-style-name="P7" draw:layer="layout" svg:width="0cm" svg:height="0cm" svg:x="23.925cm" svg:y="4.837cm" svg:viewBox="0 0 0 0" draw:points="0,0">
          <text:p/>
        </draw:polyline>
        <draw:line draw:style-name="gr8" draw:text-style-name="P3" draw:layer="layout" svg:x1="22.666cm" svg:y1="6.153cm" svg:x2="22.666cm" svg:y2="6.493cm">
          <text:p/>
        </draw:line>
        <draw:polygon draw:style-name="gr9" draw:text-style-name="P8" draw:layer="layout" svg:width="0.256cm" svg:height="0.256cm" svg:x="22.538cm" svg:y="6.396cm" svg:viewBox="0 0 257 257" draw:points="129,257 257,0 129,96 0,0">
          <text:p/>
        </draw:polygon>
        <draw:line draw:style-name="gr10" draw:text-style-name="P3" draw:layer="layout" svg:x1="24.051cm" svg:y1="2.193cm" svg:x2="23.186cm" svg:y2="3.454cm">
          <text:p/>
        </draw:line>
        <draw:path draw:style-name="gr11" draw:text-style-name="P9" draw:layer="layout" svg:width="0.203cm" svg:height="0.237cm" svg:x="23.154cm" svg:y="3.262cm" svg:viewBox="0 0 204 238" svg:d="M0 238c52-50 115-92 204-134-101 34-147 2-152-104-7 98-24 172-52 238z">
          <text:p/>
        </draw:path>
        <draw:polyline draw:style-name="gr11" draw:text-style-name="P9" draw:layer="layout" svg:width="0cm" svg:height="0cm" svg:x="23.154cm" svg:y="3.499cm" svg:viewBox="0 0 0 0" draw:points="0,0">
          <text:p/>
        </draw:polyline>
        <draw:line draw:style-name="gr10" draw:text-style-name="P3" draw:layer="layout" svg:x1="24.759cm" svg:y1="5.248cm" svg:x2="24.248cm" svg:y2="5.301cm">
          <text:p/>
        </draw:line>
        <draw:path draw:style-name="gr11" draw:text-style-name="P9" draw:layer="layout" svg:width="0.233cm" svg:height="0.182cm" svg:x="24.192cm" svg:y="5.192cm" svg:viewBox="0 0 234 183" svg:d="M0 114c72 7 145 28 234 69-91-55-96-111-19-183-79 58-146 93-215 114z">
          <text:p/>
        </draw:path>
        <draw:polyline draw:style-name="gr11" draw:text-style-name="P9" draw:layer="layout" svg:width="0cm" svg:height="0cm" svg:x="24.192cm" svg:y="5.306cm" svg:viewBox="0 0 0 0" draw:points="0,0">
          <text:p/>
        </draw:polyline>
        <draw:line draw:style-name="gr10" draw:text-style-name="P3" draw:layer="layout" svg:x1="5.886cm" svg:y1="3.599cm" svg:x2="6.493cm" svg:y2="4.699cm">
          <text:p/>
        </draw:line>
        <draw:path draw:style-name="gr11" draw:text-style-name="P9" draw:layer="layout" svg:width="0.189cm" svg:height="0.241cm" svg:x="6.331cm" svg:y="4.507cm" svg:viewBox="0 0 190 242" svg:d="M190 242c-22-69-31-144-29-242-15 105-64 132-161 89 84 50 143 98 190 153z">
          <text:p/>
        </draw:path>
        <draw:polyline draw:style-name="gr11" draw:text-style-name="P9" draw:layer="layout" svg:width="0cm" svg:height="0cm" svg:x="6.519cm" svg:y="4.748cm" svg:viewBox="0 0 0 0" draw:points="0,0">
          <text:p/>
        </draw:polyline>
        <draw:line draw:style-name="gr10" draw:text-style-name="P3" draw:layer="layout" svg:x1="9.797cm" svg:y1="10.104cm" svg:x2="11.543cm" svg:y2="10.28cm">
          <text:p/>
        </draw:line>
        <draw:path draw:style-name="gr11" draw:text-style-name="P9" draw:layer="layout" svg:width="0.233cm" svg:height="0.182cm" svg:x="11.365cm" svg:y="10.172cm" svg:viewBox="0 0 234 183" svg:d="M234 114c-69-21-136-56-216-114 78 72 73 128-18 183 89-41 162-62 234-69z">
          <text:p/>
        </draw:path>
        <draw:polyline draw:style-name="gr11" draw:text-style-name="P9" draw:layer="layout" svg:width="0cm" svg:height="0cm" svg:x="11.598cm" svg:y="10.285cm" svg:viewBox="0 0 0 0" draw:points="0,0">
          <text:p/>
        </draw:polyline>
        <draw:line draw:style-name="gr10" draw:text-style-name="P3" draw:layer="layout" svg:x1="8.815cm" svg:y1="13.419cm" svg:x2="11.544cm" svg:y2="13.693cm">
          <text:p/>
        </draw:line>
        <draw:path draw:style-name="gr11" draw:text-style-name="P9" draw:layer="layout" svg:width="0.233cm" svg:height="0.182cm" svg:x="11.365cm" svg:y="13.584cm" svg:viewBox="0 0 234 183" svg:d="M234 114c-69-21-136-56-216-114 78 72 73 128-18 183 89-41 162-62 234-69z">
          <text:p/>
        </draw:path>
        <draw:polyline draw:style-name="gr11" draw:text-style-name="P9" draw:layer="layout" svg:width="0cm" svg:height="0cm" svg:x="11.598cm" svg:y="13.698cm" svg:viewBox="0 0 0 0" draw:points="0,0">
          <text:p/>
        </draw:polyline>
        <draw:line draw:style-name="gr10" draw:text-style-name="P3" draw:layer="layout" svg:x1="23.845cm" svg:y1="9.605cm" svg:x2="23.064cm" svg:y2="8.108cm">
          <text:p/>
        </draw:line>
        <draw:path draw:style-name="gr11" draw:text-style-name="P9" draw:layer="layout" svg:width="0.185cm" svg:height="0.242cm" svg:x="23.038cm" svg:y="8.058cm" svg:viewBox="0 0 186 243" svg:d="M0 0c20 69 28 145 23 243 17-105 67-131 163-85-83-52-141-102-186-158z">
          <text:p/>
        </draw:path>
        <draw:polyline draw:style-name="gr11" draw:text-style-name="P9" draw:layer="layout" svg:width="0cm" svg:height="0cm" svg:x="23.038cm" svg:y="8.058cm" svg:viewBox="0 0 0 0" draw:points="0,0">
          <text:p/>
        </draw:polyline>
        <draw:line draw:style-name="gr10" draw:text-style-name="P3" draw:layer="layout" svg:x1="22.62cm" svg:y1="9.605cm" svg:x2="19.988cm" svg:y2="8.076cm">
          <text:p/>
        </draw:line>
        <draw:path draw:style-name="gr11" draw:text-style-name="P9" draw:layer="layout" svg:width="0.24cm" svg:height="0.192cm" svg:x="19.939cm" svg:y="8.048cm" svg:viewBox="0 0 241 193" svg:d="M0 0c54 48 101 108 149 193-41-98-13-147 92-159-98 0-173-11-241-34z">
          <text:p/>
        </draw:path>
        <draw:polyline draw:style-name="gr11" draw:text-style-name="P9" draw:layer="layout" svg:width="0cm" svg:height="0cm" svg:x="19.939cm" svg:y="8.048cm" svg:viewBox="0 0 0 0" draw:points="0,0">
          <text:p/>
        </draw:polyline>
        <draw:line draw:style-name="gr10" draw:text-style-name="P3" draw:layer="layout" svg:x1="21.395cm" svg:y1="9.605cm" svg:x2="16.368cm" svg:y2="7.883cm">
          <text:p/>
        </draw:line>
        <draw:path draw:style-name="gr11" draw:text-style-name="P9" draw:layer="layout" svg:width="0.242cm" svg:height="0.173cm" svg:x="16.315cm" svg:y="7.852cm" svg:viewBox="0 0 243 174" svg:d="M0 14c62 36 120 85 184 160-60-88-41-141 59-174-96 19-172 23-243 14z">
          <text:p/>
        </draw:path>
        <draw:polyline draw:style-name="gr11" draw:text-style-name="P9" draw:layer="layout" svg:width="0cm" svg:height="0cm" svg:x="16.315cm" svg:y="7.865cm" svg:viewBox="0 0 0 0" draw:points="0,0">
          <text:p/>
        </draw:polyline>
        <draw:line draw:style-name="gr10" draw:text-style-name="P3" draw:layer="layout" svg:x1="13.068cm" svg:y1="5.069cm" svg:x2="12.829cm" svg:y2="7.263cm">
          <text:p/>
        </draw:line>
        <draw:path draw:style-name="gr11" draw:text-style-name="P9" draw:layer="layout" svg:width="0.182cm" svg:height="0.234cm" svg:x="12.756cm" svg:y="7.084cm" svg:viewBox="0 0 183 235" svg:d="M67 235c22-69 57-136 116-215-73 77-129 71-183-20 40 90 60 163 67 235z">
          <text:p/>
        </draw:path>
        <draw:polyline draw:style-name="gr11" draw:text-style-name="P9" draw:layer="layout" svg:width="0cm" svg:height="0cm" svg:x="12.823cm" svg:y="7.318cm" svg:viewBox="0 0 0 0" draw:points="0,0">
          <text:p/>
        </draw:polyline>
        <draw:path draw:style-name="gr12" draw:text-style-name="P9" draw:layer="layout" svg:width="0.394cm" svg:height="0.527cm" svg:x="21.73cm" svg:y="3.948cm" svg:viewBox="0 0 395 528" svg:d="M0 0v528h53v-254h289v254h53v-528h-53v234h-289v-234zM0 0z">
          <text:p/>
        </draw:path>
        <draw:path draw:style-name="gr12" draw:text-style-name="P9" draw:layer="layout" svg:width="0.36cm" svg:height="0.526cm" svg:x="22.246cm" svg:y="3.949cm" svg:viewBox="0 0 361 527" svg:d="M0 0v527h361v-42h-308v-212h275v-40h-275v-192h297v-41zM0 0z">
          <text:p/>
        </draw:path>
        <draw:path draw:style-name="gr12" draw:text-style-name="P9" draw:layer="layout" svg:width="0.452cm" svg:height="0.532cm" svg:x="22.648cm" svg:y="3.944cm" svg:viewBox="0 0 453 533" svg:d="M0 533h35l13-2c23-49 39-105 60-157 75 1 157-3 228 1l7 10c13 39 28 76 42 115 3 11 7 22 13 31 17 3 36 2 55 2-13-37-190-512-195-524 0-4-2-8-6-8-5-2-9 0-14 0h-25c-11 0-16-2-19 10-3 8-194 522-194 522zM223 54c32 94 66 187 99 279h-199l66-181zM223 54z">
          <text:p/>
        </draw:path>
        <draw:path draw:style-name="gr12" draw:text-style-name="P9" draw:layer="layout" svg:width="0.447cm" svg:height="0.528cm" svg:x="23.177cm" svg:y="3.948cm" svg:viewBox="0 0 448 529" svg:d="M0 0v528h154c24 0 48 2 72 0 61-7 114-36 148-73 99-101 98-275 1-378-35-37-82-66-142-74-28-4-58-3-87-3zM52 488v-447h99c20 0 41-1 62 1 34 3 67 15 95 34 62 43 88 118 88 191 0 60-17 123-62 166-30 28-72 49-121 54-20 2-40 1-60 1zM52 488z">
          <text:p/>
        </draw:path>
        <draw:path draw:style-name="gr12" draw:text-style-name="P9" draw:layer="layout" svg:width="0.096cm" svg:height="0.096cm" svg:x="3.297cm" svg:y="7.264cm" svg:viewBox="0 0 97 97" svg:d="M6 26c-16 28 1 64 34 71 16 2 28-2 38-9 23-17 26-51 6-73-6-7-15-12-25-14-25-4-45 7-53 25zM6 26z">
          <text:p/>
        </draw:path>
        <draw:path draw:style-name="gr12" draw:text-style-name="P9" draw:layer="layout" svg:width="0.096cm" svg:height="0.096cm" svg:x="3.702cm" svg:y="7.264cm" svg:viewBox="0 0 97 97" svg:d="M6 26c-16 28 1 64 34 71 16 2 28-2 38-9 23-17 26-51 6-73-6-7-15-12-25-14-25-4-45 7-53 25zM6 26z">
          <text:p/>
        </draw:path>
        <draw:path draw:style-name="gr12" draw:text-style-name="P9" draw:layer="layout" svg:width="0.096cm" svg:height="0.096cm" svg:x="4.107cm" svg:y="7.264cm" svg:viewBox="0 0 97 97" svg:d="M6 26c-16 28 1 64 34 71 16 2 28-2 38-9 23-17 26-51 6-73-6-7-15-12-25-14-25-4-45 7-53 25zM6 26z">
          <text:p/>
        </draw:path>
        <draw:path draw:style-name="gr12" draw:text-style-name="P9" draw:layer="layout" svg:width="0.271cm" svg:height="0.369cm" svg:x="6.022cm" svg:y="7.228cm" svg:viewBox="0 0 272 370" svg:d="M24 75c13-7 24-16 37-22 21-9 42-15 65-16 10-1 23-3 33 0 20 2 36 14 47 30 12 18 17 34 17 63v34c-37 0-73 3-109 13-44 9-92 32-108 71-16 38 1 88 35 111 17 12 37 13 57 11 31-3 63-10 91-27 13-7 26-17 34-30h1v53h47v-201c0-22 2-46-2-68-5-30-23-55-45-73-27-19-57-26-96-23-37 1-65 10-92 23-4 1-12 4-14 8s0 9 0 13c1 9 2 20 2 30zM223 187v58c0 17 1 33-10 49-8 12-19 20-32 26-43 23-110 16-128-21-16-27 0-58 23-75 32-25 96-37 147-37zM223 187z">
          <text:p/>
        </draw:path>
        <draw:path draw:style-name="gr12" draw:text-style-name="P9" draw:layer="layout" svg:width="0.354cm" svg:height="0.503cm" svg:x="6.356cm" svg:y="7.09cm" svg:viewBox="0 0 355 504" svg:d="M0 367h220v137h48v-137h87v-41h-87v-326h-41c-13 0-18-1-24 11-30 50-191 297-196 304-6 10-7 9-7 25zM222 41v285h-172c5-10 13-21 19-31 39-59 129-198 148-241 3-4 3-9 5-13zM222 41z">
          <text:p/>
        </draw:path>
        <draw:path draw:style-name="gr12" draw:text-style-name="P9" draw:layer="layout" svg:width="0.331cm" svg:height="0.503cm" svg:x="6.754cm" svg:y="7.094cm" svg:viewBox="0 0 332 504" svg:d="M0 0v43h299l-29 27c-25 27-48 55-68 85-69 103-106 225-106 349h51c0-111 28-222 81-320 26-50 53-86 89-127 5-5 12-11 14-17 1-3 1-9 1-13v-27zM0 0z">
          <text:p/>
        </draw:path>
        <draw:path draw:style-name="gr12" draw:text-style-name="P9" draw:layer="layout" svg:width="0.295cm" svg:height="0.37cm" svg:x="7.142cm" svg:y="7.227cm" svg:viewBox="0 0 296 371" svg:d="M293 282c-14 10-27 22-43 31-36 18-91 28-132 9-59-31-75-105-67-166 2-12 4-24 8-35 16-50 59-89 127-81 37 3 55 9 84 25 5 3 9 7 16 9 0-9 3-20 4-29 2-12 2-14-9-19-9-4-17-8-26-11-35-15-93-20-133-8-54 15-94 61-112 113-8 23-10 48-10 74 1 80 55 158 136 174 44 9 95-4 125-19 8-5 31-18 35-25 2-4-3-42-3-42zM293 282z">
          <text:p/>
        </draw:path>
        <draw:path draw:style-name="gr12" draw:text-style-name="P9" draw:layer="layout" svg:width="0.33cm" svg:height="0.516cm" svg:x="7.482cm" svg:y="7.085cm" svg:viewBox="0 0 331 517" svg:d="M33 125c6-10 11-19 18-28 16-22 38-38 63-49 39-15 97-17 128 18 28 32 16 80-9 109-22 27-52 40-96 42-14 1-25 2-38 3v38h52c44 0 73 7 98 33 42 44 38 122-9 163-23 19-56 25-87 23-59-5-112-36-146-85-4 9-4 19-6 27-2 13-2 13 6 22 22 30 65 58 99 67 61 18 132 10 179-36 9-9 17-19 24-30 29-44 29-102-2-144-13-18-29-31-49-42-12-8-27-16-43-17 45-21 85-56 93-112 7-54-24-87-56-105-50-29-115-28-166-3-23 12-45 28-61 49-2 3-14 16-14 23 0 4 3 7 5 10zM33 125z">
          <text:p/>
        </draw:path>
        <draw:path draw:style-name="gr12" draw:text-style-name="P9" draw:layer="layout" svg:width="0.289cm" svg:height="0.532cm" svg:x="9.967cm" svg:y="7.08cm" svg:viewBox="0 0 290 533" svg:d="M0 0v528h48v-48h1c8 17 28 33 44 41 54 29 120 0 156-46 73-95 43-257-52-302-37-16-82-9-116 14-13 10-24 20-33 33v-220zM118 202c35-2 73 13 94 42 15 20 22 42 26 66 7 55 2 126-48 161-8 7-17 12-28 15-40 15-82 11-105-25-7-12-9-13-9-31v-157c0-8-1-18 2-24 12-25 41-44 68-47zM118 202z">
          <text:p/>
        </draw:path>
        <draw:path draw:style-name="gr12" draw:text-style-name="P9" draw:layer="layout" svg:width="0.33cm" svg:height="0.516cm" svg:x="10.313cm" svg:y="7.1cm" svg:viewBox="0 0 331 517" svg:d="M33 125c6-10 11-19 18-28 16-22 38-38 63-49 39-15 97-17 128 18 28 32 16 80-9 109-22 27-52 40-96 42-14 1-25 2-38 3v38h52c44 0 73 7 98 33 42 44 38 122-9 163-23 19-56 25-87 23-59-5-112-36-146-85-4 9-4 19-6 27-2 13-2 13 6 22 22 30 65 58 99 67 61 18 132 10 179-36 9-9 17-19 24-30 29-44 29-102-2-144-13-18-29-31-49-42-12-8-27-16-43-17 45-21 85-56 93-112 7-54-24-87-56-105-50-29-115-28-166-3-23 12-45 28-61 49-2 3-14 16-14 23 0 4 3 7 5 10zM33 125z">
          <text:p/>
        </draw:path>
        <draw:path draw:style-name="gr12" draw:text-style-name="P9" draw:layer="layout" svg:width="0.324cm" svg:height="0.507cm" svg:x="10.699cm" svg:y="7.1cm" svg:viewBox="0 0 325 508" svg:d="M27 159c11-43 29-91 73-111 18-7 38-9 58-7 37 3 74 18 96 49 17 23 23 51 20 78-9 79-87 136-137 179-29 24-111 102-111 102l-13 12c-7 7-8 7-8 20v27h320v-43h-276c25-23 126-112 140-123 44-35 94-71 120-123 30-60 17-134-33-178-31-27-73-40-113-41-37-1-75 7-105 30-23 19-42 47-53 76-2 5-6 13-5 18 1 4 5 9 8 11 6 8 11 17 19 24zM27 159z">
          <text:p/>
        </draw:path>
        <draw:path draw:style-name="gr12" draw:text-style-name="P9" draw:layer="layout" svg:width="0.32cm" svg:height="0.507cm" svg:x="11.088cm" svg:y="7.109cm" svg:viewBox="0 0 321 508" svg:d="M32 0v273h29c4 0 9 0 12-1 4-3 6-8 9-11 5-7 11-12 18-17 26-23 79-33 114-15 48 23 58 83 53 130-2 30-11 57-29 75-40 42-107 43-157 18-24-12-45-32-60-54h-1c-2 4-20 31-20 35 0 3 3 5 4 7 23 27 53 47 87 59 68 22 144 5 192-50 57-67 49-174-17-232-20-18-47-31-80-34-44-6-84 15-107 34v-177h216v-40zM32 0z">
          <text:p/>
        </draw:path>
        <draw:path draw:style-name="gr12" draw:text-style-name="P9" draw:layer="layout" svg:width="0.295cm" svg:height="0.37cm" svg:x="11.472cm" svg:y="7.242cm" svg:viewBox="0 0 296 371" svg:d="M293 282c-14 10-27 22-43 31-36 18-91 28-132 9-59-31-75-105-67-166 2-12 4-24 8-35 16-50 59-89 127-81 37 3 55 9 84 25 5 3 9 7 16 9 0-9 3-20 4-29 2-12 2-14-9-19-9-4-17-8-26-11-35-15-93-20-133-8-54 15-94 61-112 113-8 23-10 48-10 74 1 80 55 158 136 174 44 9 95-4 125-19 8-5 31-18 35-25 2-4-3-42-3-42zM293 282z">
          <text:p/>
        </draw:path>
        <draw:path draw:style-name="gr12" draw:text-style-name="P9" draw:layer="layout" svg:width="0.295cm" svg:height="0.37cm" svg:x="13.886cm" svg:y="7.242cm" svg:viewBox="0 0 296 371" svg:d="M293 282c-14 10-27 22-43 31-36 18-91 28-132 9-59-31-75-105-67-166 2-12 4-24 8-35 16-50 59-89 127-81 37 3 55 9 84 25 5 3 9 7 16 9 0-9 3-20 4-29 2-12 2-14-9-19-9-4-17-8-26-11-35-15-93-20-133-8-54 15-94 61-112 113-8 23-10 48-10 74 1 80 55 158 136 174 44 9 95-4 125-19 8-5 31-18 35-25 2-4-3-42-3-42zM293 282z">
          <text:p/>
        </draw:path>
        <draw:path draw:style-name="gr12" draw:text-style-name="P9" draw:layer="layout" svg:width="0.253cm" svg:height="0.507cm" svg:x="14.271cm" svg:y="7.1cm" svg:viewBox="0 0 254 508" svg:d="M0 50v38c42 0 71-7 104-22v404h-99v38h249v-38h-100v-470c-18 0-16 4-29 15-32 23-75 35-125 35zM0 50z">
          <text:p/>
        </draw:path>
        <draw:path draw:style-name="gr12" draw:text-style-name="P9" draw:layer="layout" svg:width="0.319cm" svg:height="0.516cm" svg:x="14.617cm" svg:y="7.1cm" svg:viewBox="0 0 320 517" svg:d="M79 24c-22 15-37 36-48 60-28 53-31 115-31 183 0 85 16 164 58 209 41 41 104 52 158 30 34-13 58-41 74-72 27-54 30-119 30-185 0-22-1-43-3-64-5-51-23-108-51-139-46-51-129-62-187-22zM233 68c35 38 39 111 39 180v41c0 35-7 80-14 107-11 35-29 61-64 77-42 15-86 1-110-33-34-43-35-120-35-187 0-65 1-135 32-177 34-46 108-53 152-8zM233 68z">
          <text:p/>
        </draw:path>
        <draw:path draw:style-name="gr12" draw:text-style-name="P9" draw:layer="layout" svg:width="0.289cm" svg:height="0.532cm" svg:x="15.018cm" svg:y="7.08cm" svg:viewBox="0 0 290 533" svg:d="M0 0v528h48v-48h1c8 17 28 33 44 41 54 29 120 0 156-46 73-95 43-257-52-302-37-16-82-9-116 14-13 10-24 20-33 33v-220zM118 202c35-2 73 13 94 42 15 20 22 42 26 66 7 55 2 126-48 161-8 7-17 12-28 15-40 15-82 11-105-25-7-12-9-13-9-31v-157c0-8-1-18 2-24 12-25 41-44 68-47zM118 202z">
          <text:p/>
        </draw:path>
        <draw:path draw:style-name="gr12" draw:text-style-name="P9" draw:layer="layout" svg:width="0.316cm" svg:height="0.517cm" svg:x="15.372cm" svg:y="7.1cm" svg:viewBox="0 0 317 518" svg:d="M265 257h1c0 10-1 20-1 29-1 60-17 131-69 168-15 12-38 22-61 24-42 6-75-14-98-30l-20 35c32 25 82 44 140 31 52-12 93-51 119-96 40-69 50-152 34-248-9-69-39-136-101-160-33-14-76-13-109 2-32 15-59 42-77 71-17 29-23 61-23 92 0 28 3 55 12 80 14 36 43 77 78 89 12 4 25 5 39 5 40-1 80-19 107-48 10-9 26-30 29-44zM151 39c34-2 67 11 87 40 9 15 15 32 18 49 12 44 14 92-12 132-16 25-45 49-79 51-26 2-53-2-74-18-30-23-41-58-41-107 0-45 2-80 26-109 17-23 38-34 75-38zM151 39z">
          <text:p/>
        </draw:path>
        <draw:path draw:style-name="gr12" draw:text-style-name="P9" draw:layer="layout" svg:width="0.289cm" svg:height="0.531cm" svg:x="17.817cm" svg:y="7.08cm" svg:viewBox="0 0 290 532" svg:d="M242 0v215c-15-16-29-31-49-40-67-29-133 8-167 68-39 71-34 166 12 233 33 46 88 69 144 48 22-8 49-30 58-50h1v54h49v-528zM239 244c3 7 2 16 2 24v157c0 17-1 19-10 33-14 20-36 34-61 37-36 3-73-15-95-44-12-18-19-40-23-60-1-9-1-17-2-25-5-50 6-109 50-142 8-4 16-9 25-12 44-17 92-12 114 32zM239 244z">
          <text:p/>
        </draw:path>
        <draw:path draw:style-name="gr12" draw:text-style-name="P9" draw:layer="layout" svg:width="0.271cm" svg:height="0.369cm" svg:x="18.191cm" svg:y="7.242cm" svg:viewBox="0 0 272 370" svg:d="M24 75c13-7 24-16 37-22 21-9 42-15 65-16 10-1 23-3 33 0 20 2 36 14 47 30 12 18 17 34 17 63v34c-37 0-73 3-109 13-44 9-92 32-108 71-16 38 1 88 35 111 17 12 37 13 57 11 31-3 63-10 91-27 13-7 26-17 34-30h1v53h47v-201c0-22 2-46-2-68-5-30-23-55-45-73-27-19-57-26-96-23-37 1-65 10-92 23-4 1-12 4-14 8s0 9 0 13c1 9 2 20 2 30zM223 187v58c0 17 1 33-10 49-8 12-19 20-32 26-43 23-110 16-128-21-16-27 0-58 23-75 32-25 96-37 147-37zM223 187z">
          <text:p/>
        </draw:path>
        <draw:path draw:style-name="gr12" draw:text-style-name="P9" draw:layer="layout" svg:width="0.316cm" svg:height="0.517cm" svg:x="18.544cm" svg:y="7.1cm" svg:viewBox="0 0 317 518" svg:d="M265 257h1c0 10-1 20-1 29-1 60-17 131-69 168-15 12-38 22-61 24-42 6-75-14-98-30l-20 35c32 25 82 44 140 31 52-12 93-51 119-96 40-69 50-152 34-248-9-69-39-136-101-160-33-14-76-13-109 2-32 15-59 42-77 71-17 29-23 61-23 92 0 28 3 55 12 80 14 36 43 77 78 89 12 4 25 5 39 5 40-1 80-19 107-48 10-9 26-30 29-44zM151 39c34-2 67 11 87 40 9 15 15 32 18 49 12 44 14 92-12 132-16 25-45 49-79 51-26 2-53-2-74-18-30-23-41-58-41-107 0-45 2-80 26-109 17-23 38-34 75-38zM151 39z">
          <text:p/>
        </draw:path>
        <draw:path draw:style-name="gr12" draw:text-style-name="P9" draw:layer="layout" svg:width="0.331cm" svg:height="0.516cm" svg:x="18.922cm" svg:y="7.1cm" svg:viewBox="0 0 332 517" svg:d="M115 238v1c-47 14-87 39-106 83-20 47-6 103 28 140 35 38 84 56 136 55 76-1 149-56 158-134 2-12 1-24 0-36-14-58-58-93-114-108 7-2 13-4 19-6 32-13 59-32 75-62 26-49 1-106-40-138-41-31-97-39-147-29-60 13-117 64-113 130 1 23 11 41 22 55 18 22 52 44 82 49zM154 38c34-2 75 3 100 30 29 31 30 87 1 119-18 20-45 30-72 32-37 3-79-3-106-32-30-32-28-92 5-122 19-19 46-25 72-27zM153 258c36-3 75 6 101 32 10 10 17 23 22 37 12 40 7 90-23 120-20 21-49 29-77 31-34 2-74-6-98-32-33-37-40-112-1-155 20-20 48-31 76-33zM153 258z">
          <text:p/>
        </draw:path>
        <draw:path draw:style-name="gr12" draw:text-style-name="P9" draw:layer="layout" svg:width="0.32cm" svg:height="0.507cm" svg:x="19.313cm" svg:y="7.109cm" svg:viewBox="0 0 321 508" svg:d="M32 0v273h29c4 0 9 0 12-1 4-3 6-8 9-11 5-7 11-12 18-17 26-23 79-33 114-15 48 23 58 83 53 130-2 30-11 57-29 75-40 42-107 43-157 18-24-12-45-32-60-54h-1c-2 4-20 31-20 35 0 3 3 5 4 7 23 27 53 47 87 59 68 22 144 5 192-50 57-67 49-174-17-232-20-18-47-31-80-34-44-6-84 15-107 34v-177h216v-40zM32 0z">
          <text:p/>
        </draw:path>
        <draw:path draw:style-name="gr12" draw:text-style-name="P9" draw:layer="layout" svg:width="0.296cm" svg:height="0.37cm" svg:x="21.76cm" svg:y="7.242cm" svg:viewBox="0 0 297 371" svg:d="M292 283c-18 13-23 19-45 31-47 23-102 27-141-2-38-27-60-72-60-136h251c0-56-13-105-45-139-35-35-90-45-137-31-17 5-33 15-47 26-49 39-69 101-68 161 1 79 55 158 136 175 41 8 85-1 123-20 6-4 32-18 35-25 2-3-2-40-2-40zM256 147h-207c9-56 55-115 117-108 50 5 77 41 86 85 2 8 3 15 4 23zM256 147z">
          <text:p/>
        </draw:path>
        <draw:path draw:style-name="gr12" draw:text-style-name="P9" draw:layer="layout" svg:width="0.289cm" svg:height="0.531cm" svg:x="22.104cm" svg:y="7.08cm" svg:viewBox="0 0 290 532" svg:d="M242 0v215c-15-16-29-31-49-40-67-29-133 8-167 68-39 71-34 166 12 233 33 46 88 69 144 48 22-8 49-30 58-50h1v54h49v-528zM239 244c3 7 2 16 2 24v157c0 17-1 19-10 33-14 20-36 34-61 37-36 3-73-15-95-44-12-18-19-40-23-60-1-9-1-17-2-25-5-50 6-109 50-142 8-4 16-9 25-12 44-17 92-12 114 32zM239 244z">
          <text:p/>
        </draw:path>
        <draw:path draw:style-name="gr12" draw:text-style-name="P9" draw:layer="layout" svg:width="0.354cm" svg:height="0.503cm" svg:x="22.457cm" svg:y="7.104cm" svg:viewBox="0 0 355 504" svg:d="M0 367h220v137h48v-137h87v-41h-87v-326h-41c-13 0-18-1-24 11-30 50-191 297-196 304-6 10-7 9-7 25zM222 41v285h-172c5-10 13-21 19-31 39-59 129-198 148-241 3-4 3-9 5-13zM222 41z">
          <text:p/>
        </draw:path>
        <draw:path draw:style-name="gr12" draw:text-style-name="P9" draw:layer="layout" svg:width="0.331cm" svg:height="0.516cm" svg:x="22.854cm" svg:y="7.1cm" svg:viewBox="0 0 332 517" svg:d="M115 238v1c-47 14-87 39-106 83-20 47-6 103 28 140 35 38 84 56 136 55 76-1 149-56 158-134 2-12 1-24 0-36-14-58-58-93-114-108 7-2 13-4 19-6 32-13 59-32 75-62 26-49 1-106-40-138-41-31-97-39-147-29-60 13-117 64-113 130 1 23 11 41 22 55 18 22 52 44 82 49zM154 38c34-2 75 3 100 30 29 31 30 87 1 119-18 20-45 30-72 32-37 3-79-3-106-32-30-32-28-92 5-122 19-19 46-25 72-27zM153 258c36-3 75 6 101 32 10 10 17 23 22 37 12 40 7 90-23 120-20 21-49 29-77 31-34 2-74-6-98-32-33-37-40-112-1-155 20-20 48-31 76-33zM153 258z">
          <text:p/>
        </draw:path>
        <draw:path draw:style-name="gr12" draw:text-style-name="P9" draw:layer="layout" svg:width="0.316cm" svg:height="0.517cm" svg:x="23.248cm" svg:y="7.1cm" svg:viewBox="0 0 317 518" svg:d="M265 257h1c0 10-1 20-1 29-1 60-17 131-69 168-15 12-38 22-61 24-42 6-75-14-98-30l-20 35c32 25 82 44 140 31 52-12 93-51 119-96 40-69 50-152 34-248-9-69-39-136-101-160-33-14-76-13-109 2-32 15-59 42-77 71-17 29-23 61-23 92 0 28 3 55 12 80 14 36 43 77 78 89 12 4 25 5 39 5 40-1 80-19 107-48 10-9 26-30 29-44zM151 39c34-2 67 11 87 40 9 15 15 32 18 49 12 44 14 92-12 132-16 25-45 49-79 51-26 2-53-2-74-18-30-23-41-58-41-107 0-45 2-80 26-109 17-23 38-34 75-38zM151 39z">
          <text:p/>
        </draw:path>
        <draw:path draw:style-name="gr12" draw:text-style-name="P9" draw:layer="layout" svg:width="0.362cm" svg:height="0.545cm" svg:x="12.935cm" svg:y="10.289cm" svg:viewBox="0 0 363 546" svg:d="M8 440c-1 13-4 25-6 38-2 11-5 14 5 20 25 15 47 25 80 34 71 21 153 23 216-24 10-7 19-16 27-25 19-27 37-58 32-101-5-54-42-100-92-122-67-31-177-26-208-94-24-52 18-98 65-114 47-17 108-11 148 7 18 9 33 21 50 32 1-14 4-25 7-38 1-9 3-16-6-20l-14-7c-21-9-42-16-64-20-69-14-147-6-199 45-27 26-49 61-40 113 11 54 54 89 98 105 26 10 55 15 82 22 17 3 33 7 49 13 41 15 77 45 77 101-4 49-47 83-92 94-58 15-127-6-166-27-18-9-33-21-49-32zM8 440z">
          <text:p/>
        </draw:path>
        <draw:path draw:style-name="gr12" draw:text-style-name="P9" draw:layer="layout" svg:width="0.249cm" svg:height="0.465cm" svg:x="13.342cm" svg:y="10.364cm" svg:viewBox="0 0 250 466" svg:d="M74 0v103h-74v38h73v204c0 33-2 73 20 102 13 16 31 21 57 19 22-2 44-6 65-14 7-3 32-14 35-19 2-3-9-37-9-37l-18 14c-23 15-70 30-90 2-17-23-13-58-13-85v-186h118v-38h-118v-103zM74 0z">
          <text:p/>
        </draw:path>
        <draw:path draw:style-name="gr12" draw:text-style-name="P9" draw:layer="layout" svg:width="0.271cm" svg:height="0.369cm" svg:x="13.645cm" svg:y="10.46cm" svg:viewBox="0 0 272 370" svg:d="M24 75c13-7 24-16 37-22 21-9 42-15 65-16 10-1 23-3 33 0 20 2 36 14 47 30 12 18 17 34 17 63v34c-37 0-73 3-109 13-44 9-92 32-108 71-16 38 1 88 35 111 17 12 37 13 57 11 31-3 63-10 91-27 13-7 26-17 34-30h1v53h47v-201c0-22 2-46-2-68-5-30-23-55-45-73-27-19-57-26-96-23-37 1-65 10-92 23-4 1-12 4-14 8s0 9 0 13c1 9 2 20 2 30zM223 187v58c0 17 1 33-10 49-8 12-19 20-32 26-43 23-110 16-128-21-16-27 0-58 23-75 32-25 96-37 147-37zM223 187z">
          <text:p/>
        </draw:path>
        <draw:path draw:style-name="gr12" draw:text-style-name="P9" draw:layer="layout" svg:width="0.29cm" svg:height="0.5cm" svg:x="13.993cm" svg:y="10.462cm" svg:viewBox="0 0 291 501" svg:d="M240 273h1v70c0 22 0 42-7 63-11 27-31 52-63 57-9 0-20 0-29-1-49-2-82-16-121-33v29c0 14 2 15 16 19 39 16 109 32 157 20 53-14 92-64 96-125 1-10 0-22 0-32v-340h-48v61c-11-19-24-36-44-49-53-31-125 3-155 45-49 60-58 152-19 219 8 13 17 26 28 36 36 36 99 55 144 23 18-13 39-40 44-62zM165 38c7 0 15 0 22 2 27 5 42 30 51 54 6 16 4 34 4 52 0 38-1 78-14 114-9 27-28 50-57 53-11 0-20-1-30-3-46-11-79-50-89-96-13-66 19-147 86-170 9-3 18-5 27-6zM165 38z">
          <text:p/>
        </draw:path>
        <draw:path draw:style-name="gr12" draw:text-style-name="P9" draw:layer="layout" svg:width="0.296cm" svg:height="0.37cm" svg:x="14.357cm" svg:y="10.46cm" svg:viewBox="0 0 297 371" svg:d="M292 283c-18 13-23 19-45 31-47 23-102 27-141-2-38-27-60-72-60-136h251c0-56-13-105-45-139-35-35-90-45-137-31-17 5-33 15-47 26-49 39-69 101-68 161 1 79 55 158 136 175 41 8 85-1 123-20 6-4 32-18 35-25 2-3-2-40-2-40zM256 147h-207c9-56 55-115 117-108 50 5 77 41 86 85 2 8 3 15 4 23zM256 147z">
          <text:p/>
        </draw:path>
        <draw:path draw:style-name="gr12" draw:text-style-name="P9" draw:layer="layout" svg:width="0.196cm" svg:height="0.739cm" svg:x="14.994cm" svg:y="10.255cm" svg:viewBox="0 0 197 740" svg:d="M197 740c-7-7-14-13-21-20-6-5-11-11-17-17-76-83-116-217-110-359 4-78 19-158 56-227 16-31 45-76 71-98 7-6 14-12 21-19h-25c-4 0-10-1-13 1-9 5-32 27-36 31-73 72-117 183-122 312-5 91 11 185 52 267 18 36 43 70 72 99 7 8 25 24 34 29 3 1 9 1 13 1zM197 740z">
          <text:p/>
        </draw:path>
        <draw:path draw:style-name="gr12" draw:text-style-name="P9" draw:layer="layout" svg:width="0.053cm" svg:height="0.527cm" svg:x="15.287cm" svg:y="10.298cm" svg:viewBox="0 0 54 528" svg:d="M0 0v528h54v-528zM0 0z">
          <text:p/>
        </draw:path>
        <draw:path draw:style-name="gr12" draw:text-style-name="P9" draw:layer="layout" svg:width="0.269cm" svg:height="0.363cm" svg:x="15.45cm" svg:y="10.462cm" svg:viewBox="0 0 270 364" svg:d="M47 81h-1v-76h-46v359h48v-166c0-38-2-76 15-111 8-17 21-33 39-42 14-7 29-8 45-6 23 2 45 7 60 27 14 17 14 40 14 61v237h49v-204c0-38 4-80-14-114-15-27-43-40-73-45-15-2-31-2-46 2-39 8-76 40-90 78zM47 81z">
          <text:p/>
        </draw:path>
        <draw:path draw:style-name="gr12" draw:text-style-name="P9" draw:layer="layout" svg:width="0.289cm" svg:height="0.531cm" svg:x="15.797cm" svg:y="10.298cm" svg:viewBox="0 0 290 532" svg:d="M242 0v215c-15-16-29-31-49-40-67-29-133 8-167 68-39 71-34 166 12 233 33 46 88 69 144 48 22-8 49-30 58-50h1v54h49v-528zM239 244c3 7 2 16 2 24v157c0 17-1 19-10 33-14 20-36 34-61 37-36 3-73-15-95-44-12-18-19-40-23-60-1-9-1-17-2-25-5-50 6-109 50-142 8-4 16-9 25-12 44-17 92-12 114 32zM239 244z">
          <text:p/>
        </draw:path>
        <draw:path draw:style-name="gr12" draw:text-style-name="P9" draw:layer="layout" svg:width="0.296cm" svg:height="0.37cm" svg:x="16.162cm" svg:y="10.46cm" svg:viewBox="0 0 297 371" svg:d="M292 283c-18 13-23 19-45 31-47 23-102 27-141-2-38-27-60-72-60-136h251c0-56-13-105-45-139-35-35-90-45-137-31-17 5-33 15-47 26-49 39-69 101-68 161 1 79 55 158 136 175 41 8 85-1 123-20 6-4 32-18 35-25 2-3-2-40-2-40zM256 147h-207c9-56 55-115 117-108 50 5 77 41 86 85 2 8 3 15 4 23zM256 147z">
          <text:p/>
        </draw:path>
        <draw:path draw:style-name="gr12" draw:text-style-name="P9" draw:layer="layout" svg:width="0.335cm" svg:height="0.359cm" svg:x="16.47cm" svg:y="10.467cm" svg:viewBox="0 0 336 360" svg:d="M5 0l78 98 62 76-19 24-126 161c18 0 36 0 53 0l10-13 102-144h1c39 52 77 106 117 156 16 2 35 1 53 1l-93-116c-18-23-37-46-56-69l26-32 109-142c-17 0-35 0-52 1l-9 11-95 126c-36-45-71-92-108-137-16-2-35-1-53-1zM5 0z">
          <text:p/>
        </draw:path>
        <draw:path draw:style-name="gr12" draw:text-style-name="P9" draw:layer="layout" svg:width="0.196cm" svg:height="0.739cm" svg:x="16.837cm" svg:y="10.255cm" svg:viewBox="0 0 197 740" svg:d="M0 0c6 7 14 13 21 19 6 6 11 12 16 18 67 76 105 179 111 307 3 94-12 191-55 277-14 30-33 57-56 82-5 6-10 12-16 17-7 7-15 13-21 20h25c4 0 10 0 13-1 9-5 32-28 35-31 74-72 117-183 123-311 4-93-11-186-53-268-18-36-42-70-71-99-8-8-25-24-34-29-3-2-9-1-13-1zM0 0z">
          <text:p/>
        </draw:path>
        <draw:path draw:style-name="gr12" draw:text-style-name="P9" draw:layer="layout" svg:width="0.695cm" svg:height="0.531cm" svg:x="12.208cm" svg:y="13.71cm" svg:viewBox="0 0 696 532" svg:d="M0 0l157 531h53c38-141 115-380 136-482h1c1 14 6 26 8 40 20 74 89 308 89 308l36 120c0 4 1 9 4 12 2 4 11 2 15 2h40l157-531c-16 0-32 0-45 2l-4 9-29 99c-35 123-74 242-105 369h-1c-1-15-6-30-10-45l-21-75c-8-25-102-353-106-356-2-4-9-3-13-3h-40c-11 42-24 82-36 124-33 119-71 232-99 355l-7-31c-30-113-126-437-126-437-2-11-6-11-18-11zM0 0z">
          <text:p/>
        </draw:path>
        <draw:path draw:style-name="gr12" draw:text-style-name="P9" draw:layer="layout" svg:width="0.336cm" svg:height="0.37cm" svg:x="12.911cm" svg:y="13.872cm" svg:viewBox="0 0 337 371" svg:d="M56 47c-68 67-75 184-16 259 8 11 17 22 29 30 28 23 69 39 117 34 77-9 129-71 145-136 22-90-23-191-108-223-65-27-130 0-167 36zM246 67c37 33 44 85 41 132-2 35-13 73-37 100-42 44-118 44-162 1-23-24-37-59-39-101-4-62 12-127 73-152 45-19 97-5 124 20zM246 67z">
          <text:p/>
        </draw:path>
        <draw:path draw:style-name="gr12" draw:text-style-name="P9" draw:layer="layout" svg:width="0.189cm" svg:height="0.363cm" svg:x="13.299cm" svg:y="13.875cm" svg:viewBox="0 0 190 364" svg:d="M46 101v-96h-46v359h48v-173c0-12 0-23 1-35 11-65 67-112 141-112v-44c-48 0-94 23-122 63-9 11-18 24-22 38zM46 101z">
          <text:p/>
        </draw:path>
        <draw:path draw:style-name="gr12" draw:text-style-name="P9" draw:layer="layout" svg:width="0.287cm" svg:height="0.527cm" svg:x="13.544cm" svg:y="13.711cm" svg:viewBox="0 0 288 528" svg:d="M0 0v528h44c1-41-2-84 1-124 19-24 42-45 64-68 29 48 60 92 92 138 11 18 22 37 35 53 16 2 35 1 52 1l-31-49-118-174v-1l131-135c-20 0-39 0-58 1l-16 16-150 155v-341zM0 0z">
          <text:p/>
        </draw:path>
        <draw:path draw:style-name="gr12" draw:text-style-name="P9" draw:layer="layout" svg:width="0.048cm" svg:height="0.527cm" svg:x="13.887cm" svg:y="13.711cm" svg:viewBox="0 0 49 528" svg:d="M0 0v48h49v-48zM0 169v359h49v-359zM0 169z">
          <text:p/>
        </draw:path>
        <draw:path draw:style-name="gr12" draw:text-style-name="P9" draw:layer="layout" svg:width="0.269cm" svg:height="0.363cm" svg:x="14.033cm" svg:y="13.875cm" svg:viewBox="0 0 270 364" svg:d="M47 81h-1v-76h-46v359h48v-166c0-38-2-76 15-111 8-17 21-33 39-42 14-7 29-8 45-6 23 2 45 7 60 27 14 17 14 40 14 61v237h49v-204c0-38 4-80-14-114-15-27-43-40-73-45-15-2-31-2-46 2-39 8-76 40-90 78zM47 81z">
          <text:p/>
        </draw:path>
        <draw:path draw:style-name="gr12" draw:text-style-name="P9" draw:layer="layout" svg:width="0.29cm" svg:height="0.5cm" svg:x="14.38cm" svg:y="13.875cm" svg:viewBox="0 0 291 501" svg:d="M240 273h1v70c0 22 0 42-7 63-11 27-31 52-63 57-9 0-20 0-29-1-49-2-82-16-121-33v29c0 14 2 15 16 19 39 16 109 32 157 20 53-14 92-64 96-125 1-10 0-22 0-32v-340h-48v61c-11-19-24-36-44-49-53-31-125 3-155 45-49 60-58 152-19 219 8 13 17 26 28 36 36 36 99 55 144 23 18-13 39-40 44-62zM165 38c7 0 15 0 22 2 27 5 42 30 51 54 6 16 4 34 4 52 0 38-1 78-14 114-9 27-28 50-57 53-11 0-20-1-30-3-46-11-79-50-89-96-13-66 19-147 86-170 9-3 18-5 27-6zM165 38z">
          <text:p/>
        </draw:path>
        <draw:path draw:style-name="gr12" draw:text-style-name="P9" draw:layer="layout" svg:width="0.447cm" svg:height="0.528cm" svg:x="15.035cm" svg:y="13.711cm" svg:viewBox="0 0 448 529" svg:d="M0 0v528h154c24 0 48 2 72 0 61-7 114-36 148-73 99-101 98-275 1-378-35-37-82-66-142-74-28-4-58-3-87-3zM52 488v-447h99c20 0 41-1 62 1 34 3 67 15 95 34 62 43 88 118 88 191 0 60-17 123-62 166-30 28-72 49-121 54-20 2-40 1-60 1zM52 488z">
          <text:p/>
        </draw:path>
        <draw:path draw:style-name="gr12" draw:text-style-name="P9" draw:layer="layout" svg:width="0.048cm" svg:height="0.527cm" svg:x="15.569cm" svg:y="13.711cm" svg:viewBox="0 0 49 528" svg:d="M0 0v48h49v-48zM0 169v359h49v-359zM0 169z">
          <text:p/>
        </draw:path>
        <draw:path draw:style-name="gr12" draw:text-style-name="P9" draw:layer="layout" svg:width="0.189cm" svg:height="0.363cm" svg:x="15.715cm" svg:y="13.875cm" svg:viewBox="0 0 190 364" svg:d="M46 101v-96h-46v359h48v-173c0-12 0-23 1-35 11-65 67-112 141-112v-44c-48 0-94 23-122 63-9 11-18 24-22 38zM46 101z">
          <text:p/>
        </draw:path>
        <draw:path draw:style-name="gr12" draw:text-style-name="P9" draw:layer="layout" svg:width="0.296cm" svg:height="0.37cm" svg:x="15.936cm" svg:y="13.873cm" svg:viewBox="0 0 297 371" svg:d="M292 283c-18 13-23 19-45 31-47 23-102 27-141-2-38-27-60-72-60-136h251c0-56-13-105-45-139-35-35-90-45-137-31-17 5-33 15-47 26-49 39-69 101-68 161 1 79 55 158 136 175 41 8 85-1 123-20 6-4 32-18 35-25 2-3-2-40-2-40zM256 147h-207c9-56 55-115 117-108 50 5 77 41 86 85 2 8 3 15 4 23zM256 147z">
          <text:p/>
        </draw:path>
        <draw:path draw:style-name="gr12" draw:text-style-name="P9" draw:layer="layout" svg:width="0.295cm" svg:height="0.37cm" svg:x="16.281cm" svg:y="13.872cm" svg:viewBox="0 0 296 371" svg:d="M293 282c-14 10-27 22-43 31-36 18-91 28-132 9-59-31-75-105-67-166 2-12 4-24 8-35 16-50 59-89 127-81 37 3 55 9 84 25 5 3 9 7 16 9 0-9 3-20 4-29 2-12 2-14-9-19-9-4-17-8-26-11-35-15-93-20-133-8-54 15-94 61-112 113-8 23-10 48-10 74 1 80 55 158 136 174 44 9 95-4 125-19 8-5 31-18 35-25 2-4-3-42-3-42zM293 282z">
          <text:p/>
        </draw:path>
        <draw:path draw:style-name="gr12" draw:text-style-name="P9" draw:layer="layout" svg:width="0.249cm" svg:height="0.465cm" svg:x="16.601cm" svg:y="13.777cm" svg:viewBox="0 0 250 466" svg:d="M74 0v103h-74v38h73v204c0 33-2 73 20 102 13 16 31 21 57 19 22-2 44-6 65-14 7-3 32-14 35-19 2-3-9-37-9-37l-18 14c-23 15-70 30-90 2-17-23-13-58-13-85v-186h118v-38h-118v-103zM74 0z">
          <text:p/>
        </draw:path>
        <draw:path draw:style-name="gr12" draw:text-style-name="P9" draw:layer="layout" svg:width="0.336cm" svg:height="0.37cm" svg:x="16.893cm" svg:y="13.872cm" svg:viewBox="0 0 337 371" svg:d="M56 47c-68 67-75 184-16 259 8 11 17 22 29 30 28 23 69 39 117 34 77-9 129-71 145-136 22-90-23-191-108-223-65-27-130 0-167 36zM246 67c37 33 44 85 41 132-2 35-13 73-37 100-42 44-118 44-162 1-23-24-37-59-39-101-4-62 12-127 73-152 45-19 97-5 124 20zM246 67z">
          <text:p/>
        </draw:path>
        <draw:path draw:style-name="gr12" draw:text-style-name="P9" draw:layer="layout" svg:width="0.189cm" svg:height="0.363cm" svg:x="17.28cm" svg:y="13.875cm" svg:viewBox="0 0 190 364" svg:d="M46 101v-96h-46v359h48v-173c0-12 0-23 1-35 11-65 67-112 141-112v-44c-48 0-94 23-122 63-9 11-18 24-22 38zM46 101z">
          <text:p/>
        </draw:path>
        <draw:path draw:style-name="gr12" draw:text-style-name="P9" draw:layer="layout" svg:width="0.312cm" svg:height="0.491cm" svg:x="17.48cm" svg:y="13.879cm" svg:viewBox="0 0 313 492" svg:d="M0 0c4 15 36 91 37 94l90 233 8 19c4 11 6 12 1 24l-8 22c-7 18-15 37-29 49-26 21-67 9-98 2l3 43c15 2 29 3 44 5 33 3 54-5 74-21 25-22 37-51 49-82l23-65 78-211c13-38 29-74 41-112h-34c-4 0-10-1-14 2-1 2-2 5-2 7l-7 16c-7 20-14 39-21 59l-44 124c-11 33-24 68-31 102-8-34-19-68-31-101-10-26-70-185-77-200-4-9-6-9-18-9zM0 0z">
          <text:p/>
        </draw:path>
        <draw:path draw:style-name="gr12" draw:text-style-name="P9" draw:layer="layout" svg:width="0.265cm" svg:height="0.37cm" svg:x="6.041cm" svg:y="5.36cm" svg:viewBox="0 0 266 371" svg:d="M7 291c-2 10-4 21-6 31-1 8-3 12 4 16 32 18 69 28 113 32 50 4 112-7 136-56 7-13 12-29 12-44 3-54-41-90-78-103-41-16-99-10-128-42-15-18-16-43-1-62 30-42 128-24 168-5 5 3 11 7 18 8l7-41c-36-16-67-25-117-25-42 0-82 10-106 35-24 24-32 67-18 98s42 51 74 60c45 16 95 9 125 45 18 22 14 54-5 73-36 33-114 21-157 3-14-7-27-16-41-23zM7 291z">
          <text:p/>
        </draw:path>
        <draw:path draw:style-name="gr12" draw:text-style-name="P9" draw:layer="layout" svg:width="0.249cm" svg:height="0.465cm" svg:x="6.326cm" svg:y="5.265cm" svg:viewBox="0 0 250 466" svg:d="M74 0v103h-74v38h73v204c0 33-2 73 20 102 13 16 31 21 57 19 22-2 44-6 65-14 7-3 32-14 35-19 2-3-9-37-9-37l-18 14c-23 15-70 30-90 2-17-23-13-58-13-85v-186h118v-38h-118v-103zM74 0z">
          <text:p/>
        </draw:path>
        <draw:path draw:style-name="gr12" draw:text-style-name="P9" draw:layer="layout" svg:width="0.271cm" svg:height="0.369cm" svg:x="6.628cm" svg:y="5.36cm" svg:viewBox="0 0 272 370" svg:d="M24 75c13-7 24-16 37-22 21-9 42-15 65-16 10-1 23-3 33 0 20 2 36 14 47 30 12 18 17 34 17 63v34c-37 0-73 3-109 13-44 9-92 32-108 71-16 38 1 88 35 111 17 12 37 13 57 11 31-3 63-10 91-27 13-7 26-17 34-30h1v53h47v-201c0-22 2-46-2-68-5-30-23-55-45-73-27-19-57-26-96-23-37 1-65 10-92 23-4 1-12 4-14 8s0 9 0 13c1 9 2 20 2 30zM223 187v58c0 17 1 33-10 49-8 12-19 20-32 26-43 23-110 16-128-21-16-27 0-58 23-75 32-25 96-37 147-37zM223 187z">
          <text:p/>
        </draw:path>
        <draw:path draw:style-name="gr12" draw:text-style-name="P9" draw:layer="layout" svg:width="0.289cm" svg:height="0.532cm" svg:x="6.996cm" svg:y="5.198cm" svg:viewBox="0 0 290 533" svg:d="M0 0v528h48v-48h1c8 17 28 33 44 41 54 29 120 0 156-46 73-95 43-257-52-302-37-16-82-9-116 14-13 10-24 20-33 33v-220zM118 202c35-2 73 13 94 42 15 20 22 42 26 66 7 55 2 126-48 161-8 7-17 12-28 15-40 15-82 11-105-25-7-12-9-13-9-31v-157c0-8-1-18 2-24 12-25 41-44 68-47zM118 202z">
          <text:p/>
        </draw:path>
        <draw:path draw:style-name="gr12" draw:text-style-name="P9" draw:layer="layout" svg:width="0.048cm" svg:height="0.527cm" svg:x="7.363cm" svg:y="5.198cm" svg:viewBox="0 0 49 528" svg:d="M0 0v528h49v-528zM0 0z">
          <text:p/>
        </draw:path>
        <draw:path draw:style-name="gr12" draw:text-style-name="P9" draw:layer="layout" svg:width="0.296cm" svg:height="0.37cm" svg:x="7.486cm" svg:y="5.36cm" svg:viewBox="0 0 297 371" svg:d="M292 283c-18 13-23 19-45 31-47 23-102 27-141-2-38-27-60-72-60-136h251c0-56-13-105-45-139-35-35-90-45-137-31-17 5-33 15-47 26-49 39-69 101-68 161 1 79 55 158 136 175 41 8 85-1 123-20 6-4 32-18 35-25 2-3-2-40-2-40zM256 147h-207c9-56 55-115 117-108 50 5 77 41 86 85 2 8 3 15 4 23zM256 147z">
          <text:p/>
        </draw:path>
        <draw:path draw:style-name="gr12" draw:text-style-name="P9" draw:layer="layout" svg:width="0.492cm" svg:height="0.363cm" svg:x="21.987cm" svg:y="5.363cm" svg:viewBox="0 0 493 364" svg:d="M47 81h-1v-76h-46v359h48v-167c0-38-2-75 15-109 14-30 39-54 84-50 23 3 46 8 60 27 14 18 15 41 15 62v237h49v-167c0-38-2-75 14-109 15-30 39-54 84-50 23 3 46 8 60 27 14 18 15 41 15 62v237h49v-202c0-36 4-77-12-111-16-31-42-48-83-51-24-2-49 3-71 14-27 15-47 40-58 67-6-24-12-40-29-56-18-16-41-22-64-25-55-4-90 19-114 53-6 9-12 18-15 28zM47 81z">
          <text:p/>
        </draw:path>
        <draw:path draw:style-name="gr12" draw:text-style-name="P9" draw:layer="layout" svg:width="0.271cm" svg:height="0.369cm" svg:x="22.562cm" svg:y="5.36cm" svg:viewBox="0 0 272 370" svg:d="M24 75c13-7 24-16 37-22 21-9 42-15 65-16 10-1 23-3 33 0 20 2 36 14 47 30 12 18 17 34 17 63v34c-37 0-73 3-109 13-44 9-92 32-108 71-16 38 1 88 35 111 17 12 37 13 57 11 31-3 63-10 91-27 13-7 26-17 34-30h1v53h47v-201c0-22 2-46-2-68-5-30-23-55-45-73-27-19-57-26-96-23-37 1-65 10-92 23-4 1-12 4-14 8s0 9 0 13c1 9 2 20 2 30zM223 187v58c0 17 1 33-10 49-8 12-19 20-32 26-43 23-110 16-128-21-16-27 0-58 23-75 32-25 96-37 147-37zM223 187z">
          <text:p/>
        </draw:path>
        <draw:path draw:style-name="gr12" draw:text-style-name="P9" draw:layer="layout" svg:width="0.048cm" svg:height="0.527cm" svg:x="22.93cm" svg:y="5.198cm" svg:viewBox="0 0 49 528" svg:d="M0 0v48h49v-48zM0 169v359h49v-359zM0 169z">
          <text:p/>
        </draw:path>
        <draw:path draw:style-name="gr12" draw:text-style-name="P9" draw:layer="layout" svg:width="0.269cm" svg:height="0.363cm" svg:x="23.075cm" svg:y="5.362cm" svg:viewBox="0 0 270 364" svg:d="M47 81h-1v-76h-46v359h48v-166c0-38-2-76 15-111 8-17 21-33 39-42 14-7 29-8 45-6 23 2 45 7 60 27 14 17 14 40 14 61v237h49v-204c0-38 4-80-14-114-15-27-43-40-73-45-15-2-31-2-46 2-39 8-76 40-90 78zM47 81z">
          <text:p/>
        </draw:path>
        <draw:path draw:style-name="gr12" draw:text-style-name="P9" draw:layer="layout" svg:width="0.189cm" svg:height="0.363cm" svg:x="20.238cm" svg:y="1.619cm" svg:viewBox="0 0 190 364" svg:d="M46 101v-96h-46v359h48v-173c0-12 0-23 1-35 11-65 67-112 141-112v-44c-48 0-94 23-122 63-9 11-18 24-22 38zM46 101z">
          <text:p/>
        </draw:path>
        <draw:path draw:style-name="gr12" draw:text-style-name="P9" draw:layer="layout" svg:width="0.296cm" svg:height="0.37cm" svg:x="20.46cm" svg:y="1.617cm" svg:viewBox="0 0 297 371" svg:d="M292 283c-18 13-23 19-45 31-47 23-102 27-141-2-38-27-60-72-60-136h251c0-56-13-105-45-139-35-35-90-45-137-31-17 5-33 15-47 26-49 39-69 101-68 161 1 79 55 158 136 175 41 8 85-1 123-20 6-4 32-18 35-25 2-3-2-40-2-40zM256 147h-207c9-56 55-115 117-108 50 5 77 41 86 85 2 8 3 15 4 23zM256 147z">
          <text:p/>
        </draw:path>
        <draw:path draw:style-name="gr12" draw:text-style-name="P9" draw:layer="layout" svg:width="0.255cm" svg:height="0.532cm" svg:x="20.79cm" svg:y="1.451cm" svg:viewBox="0 0 256 533" svg:d="M66 174h-66v38h66v321h47v-321h95v-38h-95v-67c0-10-2-23 2-34 16-33 70-40 115-32 9 1 17 5 26 6v-43c-52-6-109-10-152 25-6 6-13 12-18 20-16 20-20 42-20 76zM66 174z">
          <text:p/>
        </draw:path>
        <draw:path draw:style-name="gr12" draw:text-style-name="P9" draw:layer="layout" svg:width="0.296cm" svg:height="0.37cm" svg:x="21.033cm" svg:y="1.617cm" svg:viewBox="0 0 297 371" svg:d="M292 283c-18 13-23 19-45 31-47 23-102 27-141-2-38-27-60-72-60-136h251c0-56-13-105-45-139-35-35-90-45-137-31-17 5-33 15-47 26-49 39-69 101-68 161 1 79 55 158 136 175 41 8 85-1 123-20 6-4 32-18 35-25 2-3-2-40-2-40zM256 147h-207c9-56 55-115 117-108 50 5 77 41 86 85 2 8 3 15 4 23zM256 147z">
          <text:p/>
        </draw:path>
        <draw:path draw:style-name="gr12" draw:text-style-name="P9" draw:layer="layout" svg:width="0.189cm" svg:height="0.363cm" svg:x="21.396cm" svg:y="1.619cm" svg:viewBox="0 0 190 364" svg:d="M46 101v-96h-46v359h48v-173c0-12 0-23 1-35 11-65 67-112 141-112v-44c-48 0-94 23-122 63-9 11-18 24-22 38zM46 101z">
          <text:p/>
        </draw:path>
        <draw:path draw:style-name="gr12" draw:text-style-name="P9" draw:layer="layout" svg:width="0.296cm" svg:height="0.37cm" svg:x="21.618cm" svg:y="1.617cm" svg:viewBox="0 0 297 371" svg:d="M292 283c-18 13-23 19-45 31-47 23-102 27-141-2-38-27-60-72-60-136h251c0-56-13-105-45-139-35-35-90-45-137-31-17 5-33 15-47 26-49 39-69 101-68 161 1 79 55 158 136 175 41 8 85-1 123-20 6-4 32-18 35-25 2-3-2-40-2-40zM256 147h-207c9-56 55-115 117-108 50 5 77 41 86 85 2 8 3 15 4 23zM256 147z">
          <text:p/>
        </draw:path>
        <draw:path draw:style-name="gr12" draw:text-style-name="P9" draw:layer="layout" svg:width="0.269cm" svg:height="0.363cm" svg:x="21.981cm" svg:y="1.619cm" svg:viewBox="0 0 270 364" svg:d="M47 81h-1v-76h-46v359h48v-166c0-38-2-76 15-111 8-17 21-33 39-42 14-7 29-8 45-6 23 2 45 7 60 27 14 17 14 40 14 61v237h49v-204c0-38 4-80-14-114-15-27-43-40-73-45-15-2-31-2-46 2-39 8-76 40-90 78zM47 81z">
          <text:p/>
        </draw:path>
        <draw:path draw:style-name="gr12" draw:text-style-name="P9" draw:layer="layout" svg:width="0.295cm" svg:height="0.37cm" svg:x="22.329cm" svg:y="1.617cm" svg:viewBox="0 0 296 371" svg:d="M293 282c-14 10-27 22-43 31-36 18-91 28-132 9-59-31-75-105-67-166 2-12 4-24 8-35 16-50 59-89 127-81 37 3 55 9 84 25 5 3 9 7 16 9 0-9 3-20 4-29 2-12 2-14-9-19-9-4-17-8-26-11-35-15-93-20-133-8-54 15-94 61-112 113-8 23-10 48-10 74 1 80 55 158 136 174 44 9 95-4 125-19 8-5 31-18 35-25 2-4-3-42-3-42zM293 282z">
          <text:p/>
        </draw:path>
        <draw:path draw:style-name="gr12" draw:text-style-name="P9" draw:layer="layout" svg:width="0.296cm" svg:height="0.37cm" svg:x="22.668cm" svg:y="1.617cm" svg:viewBox="0 0 297 371" svg:d="M292 283c-18 13-23 19-45 31-47 23-102 27-141-2-38-27-60-72-60-136h251c0-56-13-105-45-139-35-35-90-45-137-31-17 5-33 15-47 26-49 39-69 101-68 161 1 79 55 158 136 175 41 8 85-1 123-20 6-4 32-18 35-25 2-3-2-40-2-40zM256 147h-207c9-56 55-115 117-108 50 5 77 41 86 85 2 8 3 15 4 23zM256 147z">
          <text:p/>
        </draw:path>
        <draw:path draw:style-name="gr12" draw:text-style-name="P9" draw:layer="layout" svg:width="0.249cm" svg:height="0.465cm" svg:x="23.231cm" svg:y="1.521cm" svg:viewBox="0 0 250 466" svg:d="M74 0v103h-74v38h73v204c0 33-2 73 20 102 13 16 31 21 57 19 22-2 44-6 65-14 7-3 32-14 35-19 2-3-9-37-9-37l-18 14c-23 15-70 30-90 2-17-23-13-58-13-85v-186h118v-38h-118v-103zM74 0z">
          <text:p/>
        </draw:path>
        <draw:path draw:style-name="gr12" draw:text-style-name="P9" draw:layer="layout" svg:width="0.336cm" svg:height="0.37cm" svg:x="23.523cm" svg:y="1.617cm" svg:viewBox="0 0 337 371" svg:d="M56 47c-68 67-75 184-16 259 8 11 17 22 29 30 28 23 69 39 117 34 77-9 129-71 145-136 22-90-23-191-108-223-65-27-130 0-167 36zM246 67c37 33 44 85 41 132-2 35-13 73-37 100-42 44-118 44-162 1-23-24-37-59-39-101-4-62 12-127 73-152 45-19 97-5 124 20zM246 67z">
          <text:p/>
        </draw:path>
        <draw:path draw:style-name="gr12" draw:text-style-name="P9" draw:layer="layout" svg:width="0.295cm" svg:height="0.37cm" svg:x="24.153cm" svg:y="1.617cm" svg:viewBox="0 0 296 371" svg:d="M293 282c-14 10-27 22-43 31-36 18-91 28-132 9-59-31-75-105-67-166 2-12 4-24 8-35 16-50 59-89 127-81 37 3 55 9 84 25 5 3 9 7 16 9 0-9 3-20 4-29 2-12 2-14-9-19-9-4-17-8-26-11-35-15-93-20-133-8-54 15-94 61-112 113-8 23-10 48-10 74 1 80 55 158 136 174 44 9 95-4 125-19 8-5 31-18 35-25 2-4-3-42-3-42zM293 282z">
          <text:p/>
        </draw:path>
        <draw:path draw:style-name="gr12" draw:text-style-name="P9" draw:layer="layout" svg:width="0.269cm" svg:height="0.363cm" svg:x="24.514cm" svg:y="1.624cm" svg:viewBox="0 0 270 364" svg:d="M0 0v258c0 22 1 44 10 65 14 29 45 41 76 41 42 0 83-14 114-43 8-9 16-17 21-28h1v66h48v-359h-49v182c0 33 5 67-11 96-13 22-34 38-58 46-16 5-32 5-50 3-16-1-33-3-44-17-15-18-10-61-10-88v-222zM0 0z">
          <text:p/>
        </draw:path>
        <draw:path draw:style-name="gr12" draw:text-style-name="P9" draw:layer="layout" svg:width="0.189cm" svg:height="0.363cm" svg:x="24.881cm" svg:y="1.619cm" svg:viewBox="0 0 190 364" svg:d="M46 101v-96h-46v359h48v-173c0-12 0-23 1-35 11-65 67-112 141-112v-44c-48 0-94 23-122 63-9 11-18 24-22 38zM46 101z">
          <text:p/>
        </draw:path>
        <draw:path draw:style-name="gr12" draw:text-style-name="P9" draw:layer="layout" svg:width="0.189cm" svg:height="0.363cm" svg:x="25.124cm" svg:y="1.619cm" svg:viewBox="0 0 190 364" svg:d="M46 101v-96h-46v359h48v-173c0-12 0-23 1-35 11-65 67-112 141-112v-44c-48 0-94 23-122 63-9 11-18 24-22 38zM46 101z">
          <text:p/>
        </draw:path>
        <draw:path draw:style-name="gr12" draw:text-style-name="P9" draw:layer="layout" svg:width="0.296cm" svg:height="0.37cm" svg:x="25.346cm" svg:y="1.617cm" svg:viewBox="0 0 297 371" svg:d="M292 283c-18 13-23 19-45 31-47 23-102 27-141-2-38-27-60-72-60-136h251c0-56-13-105-45-139-35-35-90-45-137-31-17 5-33 15-47 26-49 39-69 101-68 161 1 79 55 158 136 175 41 8 85-1 123-20 6-4 32-18 35-25 2-3-2-40-2-40zM256 147h-207c9-56 55-115 117-108 50 5 77 41 86 85 2 8 3 15 4 23zM256 147z">
          <text:p/>
        </draw:path>
        <draw:path draw:style-name="gr12" draw:text-style-name="P9" draw:layer="layout" svg:width="0.269cm" svg:height="0.363cm" svg:x="25.71cm" svg:y="1.619cm" svg:viewBox="0 0 270 364" svg:d="M47 81h-1v-76h-46v359h48v-166c0-38-2-76 15-111 8-17 21-33 39-42 14-7 29-8 45-6 23 2 45 7 60 27 14 17 14 40 14 61v237h49v-204c0-38 4-80-14-114-15-27-43-40-73-45-15-2-31-2-46 2-39 8-76 40-90 78zM47 81z">
          <text:p/>
        </draw:path>
        <draw:path draw:style-name="gr12" draw:text-style-name="P9" draw:layer="layout" svg:width="0.249cm" svg:height="0.465cm" svg:x="26.036cm" svg:y="1.521cm" svg:viewBox="0 0 250 466" svg:d="M74 0v103h-74v38h73v204c0 33-2 73 20 102 13 16 31 21 57 19 22-2 44-6 65-14 7-3 32-14 35-19 2-3-9-37-9-37l-18 14c-23 15-70 30-90 2-17-23-13-58-13-85v-186h118v-38h-118v-103zM74 0z">
          <text:p/>
        </draw:path>
        <draw:path draw:style-name="gr12" draw:text-style-name="P9" draw:layer="layout" svg:width="0.289cm" svg:height="0.532cm" svg:x="26.592cm" svg:y="1.455cm" svg:viewBox="0 0 290 533" svg:d="M0 0v528h48v-48h1c8 17 28 33 44 41 54 29 120 0 156-46 73-95 43-257-52-302-37-16-82-9-116 14-13 10-24 20-33 33v-220zM118 202c35-2 73 13 94 42 15 20 22 42 26 66 7 55 2 126-48 161-8 7-17 12-28 15-40 15-82 11-105-25-7-12-9-13-9-31v-157c0-8-1-18 2-24 12-25 41-44 68-47zM118 202z">
          <text:p/>
        </draw:path>
        <draw:path draw:style-name="gr12" draw:text-style-name="P9" draw:layer="layout" svg:width="0.189cm" svg:height="0.363cm" svg:x="26.936cm" svg:y="1.619cm" svg:viewBox="0 0 190 364" svg:d="M46 101v-96h-46v359h48v-173c0-12 0-23 1-35 11-65 67-112 141-112v-44c-48 0-94 23-122 63-9 11-18 24-22 38zM46 101z">
          <text:p/>
        </draw:path>
        <draw:path draw:style-name="gr12" draw:text-style-name="P9" draw:layer="layout" svg:width="0.271cm" svg:height="0.369cm" svg:x="27.167cm" svg:y="1.617cm" svg:viewBox="0 0 272 370" svg:d="M24 75c13-7 24-16 37-22 21-9 42-15 65-16 10-1 23-3 33 0 20 2 36 14 47 30 12 18 17 34 17 63v34c-37 0-73 3-109 13-44 9-92 32-108 71-16 38 1 88 35 111 17 12 37 13 57 11 31-3 63-10 91-27 13-7 26-17 34-30h1v53h47v-201c0-22 2-46-2-68-5-30-23-55-45-73-27-19-57-26-96-23-37 1-65 10-92 23-4 1-12 4-14 8s0 9 0 13c1 9 2 20 2 30zM223 187v58c0 17 1 33-10 49-8 12-19 20-32 26-43 23-110 16-128-21-16-27 0-58 23-75 32-25 96-37 147-37zM223 187z">
          <text:p/>
        </draw:path>
        <draw:path draw:style-name="gr12" draw:text-style-name="P9" draw:layer="layout" svg:width="0.269cm" svg:height="0.363cm" svg:x="27.534cm" svg:y="1.619cm" svg:viewBox="0 0 270 364" svg:d="M47 81h-1v-76h-46v359h48v-166c0-38-2-76 15-111 8-17 21-33 39-42 14-7 29-8 45-6 23 2 45 7 60 27 14 17 14 40 14 61v237h49v-204c0-38 4-80-14-114-15-27-43-40-73-45-15-2-31-2-46 2-39 8-76 40-90 78zM47 81z">
          <text:p/>
        </draw:path>
        <draw:path draw:style-name="gr12" draw:text-style-name="P9" draw:layer="layout" svg:width="0.295cm" svg:height="0.37cm" svg:x="27.882cm" svg:y="1.617cm" svg:viewBox="0 0 296 371" svg:d="M293 282c-14 10-27 22-43 31-36 18-91 28-132 9-59-31-75-105-67-166 2-12 4-24 8-35 16-50 59-89 127-81 37 3 55 9 84 25 5 3 9 7 16 9 0-9 3-20 4-29 2-12 2-14-9-19-9-4-17-8-26-11-35-15-93-20-133-8-54 15-94 61-112 113-8 23-10 48-10 74 1 80 55 158 136 174 44 9 95-4 125-19 8-5 31-18 35-25 2-4-3-42-3-42zM293 282z">
          <text:p/>
        </draw:path>
        <draw:path draw:style-name="gr12" draw:text-style-name="P9" draw:layer="layout" svg:width="0.269cm" svg:height="0.527cm" svg:x="28.243cm" svg:y="1.455cm" svg:viewBox="0 0 270 528" svg:d="M0 0v528h48v-166c0-38-2-76 15-111 8-17 21-33 39-42 14-7 29-7 45-6 23 2 45 8 60 27 14 17 14 40 14 61v237h49v-206c0-38 4-80-15-114-15-26-42-38-70-42-16-2-31-2-46 0-27 5-51 20-69 41-8 10-19 22-22 35v-242zM0 0z">
          <text:p/>
        </draw:path>
        <draw:path draw:style-name="gr12" draw:text-style-name="P9" draw:layer="layout" svg:width="0.295cm" svg:height="0.37cm" svg:x="24.998cm" svg:y="4.898cm" svg:viewBox="0 0 296 371" svg:d="M293 282c-14 10-27 22-43 31-36 18-91 28-132 9-59-31-75-105-67-166 2-12 4-24 8-35 16-50 59-89 127-81 37 3 55 9 84 25 5 3 9 7 16 9 0-9 3-20 4-29 2-12 2-14-9-19-9-4-17-8-26-11-35-15-93-20-133-8-54 15-94 61-112 113-8 23-10 48-10 74 1 80 55 158 136 174 44 9 95-4 125-19 8-5 31-18 35-25 2-4-3-42-3-42zM293 282z">
          <text:p/>
        </draw:path>
        <draw:path draw:style-name="gr12" draw:text-style-name="P9" draw:layer="layout" svg:width="0.269cm" svg:height="0.363cm" svg:x="25.359cm" svg:y="4.905cm" svg:viewBox="0 0 270 364" svg:d="M0 0v258c0 22 1 44 10 65 14 29 45 41 76 41 42 0 83-14 114-43 8-9 16-17 21-28h1v66h48v-359h-49v182c0 33 5 67-11 96-13 22-34 38-58 46-16 5-32 5-50 3-16-1-33-3-44-17-15-18-10-61-10-88v-222zM0 0z">
          <text:p/>
        </draw:path>
        <draw:path draw:style-name="gr12" draw:text-style-name="P9" draw:layer="layout" svg:width="0.189cm" svg:height="0.363cm" svg:x="25.726cm" svg:y="4.9cm" svg:viewBox="0 0 190 364" svg:d="M46 101v-96h-46v359h48v-173c0-12 0-23 1-35 11-65 67-112 141-112v-44c-48 0-94 23-122 63-9 11-18 24-22 38zM46 101z">
          <text:p/>
        </draw:path>
        <draw:path draw:style-name="gr12" draw:text-style-name="P9" draw:layer="layout" svg:width="0.189cm" svg:height="0.363cm" svg:x="25.97cm" svg:y="4.9cm" svg:viewBox="0 0 190 364" svg:d="M46 101v-96h-46v359h48v-173c0-12 0-23 1-35 11-65 67-112 141-112v-44c-48 0-94 23-122 63-9 11-18 24-22 38zM46 101z">
          <text:p/>
        </draw:path>
        <draw:path draw:style-name="gr12" draw:text-style-name="P9" draw:layer="layout" svg:width="0.296cm" svg:height="0.37cm" svg:x="26.191cm" svg:y="4.898cm" svg:viewBox="0 0 297 371" svg:d="M292 283c-18 13-23 19-45 31-47 23-102 27-141-2-38-27-60-72-60-136h251c0-56-13-105-45-139-35-35-90-45-137-31-17 5-33 15-47 26-49 39-69 101-68 161 1 79 55 158 136 175 41 8 85-1 123-20 6-4 32-18 35-25 2-3-2-40-2-40zM256 147h-207c9-56 55-115 117-108 50 5 77 41 86 85 2 8 3 15 4 23zM256 147z">
          <text:p/>
        </draw:path>
        <draw:path draw:style-name="gr12" draw:text-style-name="P9" draw:layer="layout" svg:width="0.269cm" svg:height="0.363cm" svg:x="26.555cm" svg:y="4.9cm" svg:viewBox="0 0 270 364" svg:d="M47 81h-1v-76h-46v359h48v-166c0-38-2-76 15-111 8-17 21-33 39-42 14-7 29-8 45-6 23 2 45 7 60 27 14 17 14 40 14 61v237h49v-204c0-38 4-80-14-114-15-27-43-40-73-45-15-2-31-2-46 2-39 8-76 40-90 78zM47 81z">
          <text:p/>
        </draw:path>
        <draw:path draw:style-name="gr12" draw:text-style-name="P9" draw:layer="layout" svg:width="0.249cm" svg:height="0.465cm" svg:x="26.881cm" svg:y="4.803cm" svg:viewBox="0 0 250 466" svg:d="M74 0v103h-74v38h73v204c0 33-2 73 20 102 13 16 31 21 57 19 22-2 44-6 65-14 7-3 32-14 35-19 2-3-9-37-9-37l-18 14c-23 15-70 30-90 2-17-23-13-58-13-85v-186h118v-38h-118v-103zM74 0z">
          <text:p/>
        </draw:path>
        <draw:path draw:style-name="gr12" draw:text-style-name="P9" draw:layer="layout" svg:width="0.289cm" svg:height="0.532cm" svg:x="27.437cm" svg:y="4.736cm" svg:viewBox="0 0 290 533" svg:d="M0 0v528h48v-48h1c8 17 28 33 44 41 54 29 120 0 156-46 73-95 43-257-52-302-37-16-82-9-116 14-13 10-24 20-33 33v-220zM118 202c35-2 73 13 94 42 15 20 22 42 26 66 7 55 2 126-48 161-8 7-17 12-28 15-40 15-82 11-105-25-7-12-9-13-9-31v-157c0-8-1-18 2-24 12-25 41-44 68-47zM118 202z">
          <text:p/>
        </draw:path>
        <draw:path draw:style-name="gr12" draw:text-style-name="P9" draw:layer="layout" svg:width="0.189cm" svg:height="0.363cm" svg:x="27.782cm" svg:y="4.9cm" svg:viewBox="0 0 190 364" svg:d="M46 101v-96h-46v359h48v-173c0-12 0-23 1-35 11-65 67-112 141-112v-44c-48 0-94 23-122 63-9 11-18 24-22 38zM46 101z">
          <text:p/>
        </draw:path>
        <draw:path draw:style-name="gr12" draw:text-style-name="P9" draw:layer="layout" svg:width="0.271cm" svg:height="0.369cm" svg:x="28.012cm" svg:y="4.899cm" svg:viewBox="0 0 272 370" svg:d="M24 75c13-7 24-16 37-22 21-9 42-15 65-16 10-1 23-3 33 0 20 2 36 14 47 30 12 18 17 34 17 63v34c-37 0-73 3-109 13-44 9-92 32-108 71-16 38 1 88 35 111 17 12 37 13 57 11 31-3 63-10 91-27 13-7 26-17 34-30h1v53h47v-201c0-22 2-46-2-68-5-30-23-55-45-73-27-19-57-26-96-23-37 1-65 10-92 23-4 1-12 4-14 8s0 9 0 13c1 9 2 20 2 30zM223 187v58c0 17 1 33-10 49-8 12-19 20-32 26-43 23-110 16-128-21-16-27 0-58 23-75 32-25 96-37 147-37zM223 187z">
          <text:p/>
        </draw:path>
        <draw:path draw:style-name="gr12" draw:text-style-name="P9" draw:layer="layout" svg:width="0.269cm" svg:height="0.363cm" svg:x="28.38cm" svg:y="4.9cm" svg:viewBox="0 0 270 364" svg:d="M47 81h-1v-76h-46v359h48v-166c0-38-2-76 15-111 8-17 21-33 39-42 14-7 29-8 45-6 23 2 45 7 60 27 14 17 14 40 14 61v237h49v-204c0-38 4-80-14-114-15-27-43-40-73-45-15-2-31-2-46 2-39 8-76 40-90 78zM47 81z">
          <text:p/>
        </draw:path>
        <draw:path draw:style-name="gr12" draw:text-style-name="P9" draw:layer="layout" svg:width="0.295cm" svg:height="0.37cm" svg:x="28.727cm" svg:y="4.898cm" svg:viewBox="0 0 296 371" svg:d="M293 282c-14 10-27 22-43 31-36 18-91 28-132 9-59-31-75-105-67-166 2-12 4-24 8-35 16-50 59-89 127-81 37 3 55 9 84 25 5 3 9 7 16 9 0-9 3-20 4-29 2-12 2-14-9-19-9-4-17-8-26-11-35-15-93-20-133-8-54 15-94 61-112 113-8 23-10 48-10 74 1 80 55 158 136 174 44 9 95-4 125-19 8-5 31-18 35-25 2-4-3-42-3-42zM293 282z">
          <text:p/>
        </draw:path>
        <draw:path draw:style-name="gr12" draw:text-style-name="P9" draw:layer="layout" svg:width="0.269cm" svg:height="0.527cm" svg:x="29.088cm" svg:y="4.736cm" svg:viewBox="0 0 270 528" svg:d="M0 0v528h48v-166c0-38-2-76 15-111 8-17 21-33 39-42 14-7 29-7 45-6 23 2 45 8 60 27 14 17 14 40 14 61v237h49v-206c0-38 4-80-15-114-15-26-42-38-70-42-16-2-31-2-46 0-27 5-51 20-69 41-8 10-19 22-22 35v-242zM0 0z">
          <text:p/>
        </draw:path>
        <draw:path draw:style-name="gr12" draw:text-style-name="P9" draw:layer="layout" svg:width="0.271cm" svg:height="0.369cm" svg:x="3.365cm" svg:y="3.024cm" svg:viewBox="0 0 272 370" svg:d="M24 75c13-7 24-16 37-22 21-9 42-15 65-16 10-1 23-3 33 0 20 2 36 14 47 30 12 18 17 34 17 63v34c-37 0-73 3-109 13-44 9-92 32-108 71-16 38 1 88 35 111 17 12 37 13 57 11 31-3 63-10 91-27 13-7 26-17 34-30h1v53h47v-201c0-22 2-46-2-68-5-30-23-55-45-73-27-19-57-26-96-23-37 1-65 10-92 23-4 1-12 4-14 8s0 9 0 13c1 9 2 20 2 30zM223 187v58c0 17 1 33-10 49-8 12-19 20-32 26-43 23-110 16-128-21-16-27 0-58 23-75 32-25 96-37 147-37zM223 187z">
          <text:p/>
        </draw:path>
        <draw:path draw:style-name="gr12" draw:text-style-name="P9" draw:layer="layout" svg:width="0.269cm" svg:height="0.363cm" svg:x="3.732cm" svg:y="3.025cm" svg:viewBox="0 0 270 364" svg:d="M47 81h-1v-76h-46v359h48v-166c0-38-2-76 15-111 8-17 21-33 39-42 14-7 29-8 45-6 23 2 45 7 60 27 14 17 14 40 14 61v237h49v-204c0-38 4-80-14-114-15-27-43-40-73-45-15-2-31-2-46 2-39 8-76 40-90 78zM47 81z">
          <text:p/>
        </draw:path>
        <draw:path draw:style-name="gr12" draw:text-style-name="P9" draw:layer="layout" svg:width="0.336cm" svg:height="0.37cm" svg:x="4.075cm" svg:y="3.023cm" svg:viewBox="0 0 337 371" svg:d="M56 47c-68 67-75 184-16 259 8 11 17 22 29 30 28 23 69 39 117 34 77-9 129-71 145-136 22-90-23-191-108-223-65-27-130 0-167 36zM246 67c37 33 44 85 41 132-2 35-13 73-37 100-42 44-118 44-162 1-23-24-37-59-39-101-4-62 12-127 73-152 45-19 97-5 124 20zM246 67z">
          <text:p/>
        </draw:path>
        <draw:path draw:style-name="gr12" draw:text-style-name="P9" draw:layer="layout" svg:width="0.249cm" svg:height="0.465cm" svg:x="4.444cm" svg:y="2.928cm" svg:viewBox="0 0 250 466" svg:d="M74 0v103h-74v38h73v204c0 33-2 73 20 102 13 16 31 21 57 19 22-2 44-6 65-14 7-3 32-14 35-19 2-3-9-37-9-37l-18 14c-23 15-70 30-90 2-17-23-13-58-13-85v-186h118v-38h-118v-103zM74 0z">
          <text:p/>
        </draw:path>
        <draw:path draw:style-name="gr12" draw:text-style-name="P9" draw:layer="layout" svg:width="0.269cm" svg:height="0.527cm" svg:x="4.76cm" svg:y="2.862cm" svg:viewBox="0 0 270 528" svg:d="M0 0v528h48v-166c0-38-2-76 15-111 8-17 21-33 39-42 14-7 29-7 45-6 23 2 45 8 60 27 14 17 14 40 14 61v237h49v-206c0-38 4-80-15-114-15-26-42-38-70-42-16-2-31-2-46 0-27 5-51 20-69 41-8 10-19 22-22 35v-242zM0 0z">
          <text:p/>
        </draw:path>
        <draw:path draw:style-name="gr12" draw:text-style-name="P9" draw:layer="layout" svg:width="0.296cm" svg:height="0.37cm" svg:x="5.105cm" svg:y="3.023cm" svg:viewBox="0 0 297 371" svg:d="M292 283c-18 13-23 19-45 31-47 23-102 27-141-2-38-27-60-72-60-136h251c0-56-13-105-45-139-35-35-90-45-137-31-17 5-33 15-47 26-49 39-69 101-68 161 1 79 55 158 136 175 41 8 85-1 123-20 6-4 32-18 35-25 2-3-2-40-2-40zM256 147h-207c9-56 55-115 117-108 50 5 77 41 86 85 2 8 3 15 4 23zM256 147z">
          <text:p/>
        </draw:path>
        <draw:path draw:style-name="gr12" draw:text-style-name="P9" draw:layer="layout" svg:width="0.189cm" svg:height="0.363cm" svg:x="5.469cm" svg:y="3.025cm" svg:viewBox="0 0 190 364" svg:d="M46 101v-96h-46v359h48v-173c0-12 0-23 1-35 11-65 67-112 141-112v-44c-48 0-94 23-122 63-9 11-18 24-22 38zM46 101z">
          <text:p/>
        </draw:path>
        <draw:path draw:style-name="gr12" draw:text-style-name="P9" draw:layer="layout" svg:width="0.289cm" svg:height="0.532cm" svg:x="5.952cm" svg:y="2.862cm" svg:viewBox="0 0 290 533" svg:d="M0 0v528h48v-48h1c8 17 28 33 44 41 54 29 120 0 156-46 73-95 43-257-52-302-37-16-82-9-116 14-13 10-24 20-33 33v-220zM118 202c35-2 73 13 94 42 15 20 22 42 26 66 7 55 2 126-48 161-8 7-17 12-28 15-40 15-82 11-105-25-7-12-9-13-9-31v-157c0-8-1-18 2-24 12-25 41-44 68-47zM118 202z">
          <text:p/>
        </draw:path>
        <draw:path draw:style-name="gr12" draw:text-style-name="P9" draw:layer="layout" svg:width="0.189cm" svg:height="0.363cm" svg:x="6.297cm" svg:y="3.025cm" svg:viewBox="0 0 190 364" svg:d="M46 101v-96h-46v359h48v-173c0-12 0-23 1-35 11-65 67-112 141-112v-44c-48 0-94 23-122 63-9 11-18 24-22 38zM46 101z">
          <text:p/>
        </draw:path>
        <draw:path draw:style-name="gr12" draw:text-style-name="P9" draw:layer="layout" svg:width="0.271cm" svg:height="0.369cm" svg:x="6.527cm" svg:y="3.024cm" svg:viewBox="0 0 272 370" svg:d="M24 75c13-7 24-16 37-22 21-9 42-15 65-16 10-1 23-3 33 0 20 2 36 14 47 30 12 18 17 34 17 63v34c-37 0-73 3-109 13-44 9-92 32-108 71-16 38 1 88 35 111 17 12 37 13 57 11 31-3 63-10 91-27 13-7 26-17 34-30h1v53h47v-201c0-22 2-46-2-68-5-30-23-55-45-73-27-19-57-26-96-23-37 1-65 10-92 23-4 1-12 4-14 8s0 9 0 13c1 9 2 20 2 30zM223 187v58c0 17 1 33-10 49-8 12-19 20-32 26-43 23-110 16-128-21-16-27 0-58 23-75 32-25 96-37 147-37zM223 187z">
          <text:p/>
        </draw:path>
        <draw:path draw:style-name="gr12" draw:text-style-name="P9" draw:layer="layout" svg:width="0.269cm" svg:height="0.363cm" svg:x="6.895cm" svg:y="3.025cm" svg:viewBox="0 0 270 364" svg:d="M47 81h-1v-76h-46v359h48v-166c0-38-2-76 15-111 8-17 21-33 39-42 14-7 29-8 45-6 23 2 45 7 60 27 14 17 14 40 14 61v237h49v-204c0-38 4-80-14-114-15-27-43-40-73-45-15-2-31-2-46 2-39 8-76 40-90 78zM47 81z">
          <text:p/>
        </draw:path>
        <draw:path draw:style-name="gr12" draw:text-style-name="P9" draw:layer="layout" svg:width="0.295cm" svg:height="0.37cm" svg:x="7.242cm" svg:y="3.023cm" svg:viewBox="0 0 296 371" svg:d="M293 282c-14 10-27 22-43 31-36 18-91 28-132 9-59-31-75-105-67-166 2-12 4-24 8-35 16-50 59-89 127-81 37 3 55 9 84 25 5 3 9 7 16 9 0-9 3-20 4-29 2-12 2-14-9-19-9-4-17-8-26-11-35-15-93-20-133-8-54 15-94 61-112 113-8 23-10 48-10 74 1 80 55 158 136 174 44 9 95-4 125-19 8-5 31-18 35-25 2-4-3-42-3-42zM293 282z">
          <text:p/>
        </draw:path>
        <draw:path draw:style-name="gr12" draw:text-style-name="P9" draw:layer="layout" svg:width="0.269cm" svg:height="0.527cm" svg:x="7.603cm" svg:y="2.862cm" svg:viewBox="0 0 270 528" svg:d="M0 0v528h48v-166c0-38-2-76 15-111 8-17 21-33 39-42 14-7 29-7 45-6 23 2 45 8 60 27 14 17 14 40 14 61v237h49v-206c0-38 4-80-15-114-15-26-42-38-70-42-16-2-31-2-46 0-27 5-51 20-69 41-8 10-19 22-22 35v-242zM0 0z">
          <text:p/>
        </draw:path>
        <draw:path draw:style-name="gr12" draw:text-style-name="P9" draw:layer="layout" svg:width="0.322cm" svg:height="0.532cm" svg:x="1.679cm" svg:y="9.356cm" svg:viewBox="0 0 323 533" svg:d="M66 174h-66v38h66v321h47v-321h101v-38h-101v-60c0-30-3-46 16-63 22-17 51-17 85-2v-44c-18-3-37-6-56-4-21 1-43 11-55 23-21 16-35 47-37 76-1 10 0 19 0 29zM275 4v48h48v-48zM275 174v359h48v-359zM275 174z">
          <text:p/>
        </draw:path>
        <draw:path draw:style-name="gr12" draw:text-style-name="P9" draw:layer="layout" svg:width="0.048cm" svg:height="0.527cm" svg:x="2.099cm" svg:y="9.361cm" svg:viewBox="0 0 49 528" svg:d="M0 0v528h49v-528zM0 0z">
          <text:p/>
        </draw:path>
        <draw:path draw:style-name="gr12" draw:text-style-name="P9" draw:layer="layout" svg:width="0.296cm" svg:height="0.37cm" svg:x="2.222cm" svg:y="9.523cm" svg:viewBox="0 0 297 371" svg:d="M292 283c-18 13-23 19-45 31-47 23-102 27-141-2-38-27-60-72-60-136h251c0-56-13-105-45-139-35-35-90-45-137-31-17 5-33 15-47 26-49 39-69 101-68 161 1 79 55 158 136 175 41 8 85-1 123-20 6-4 32-18 35-25 2-3-2-40-2-40zM256 147h-207c9-56 55-115 117-108 50 5 77 41 86 85 2 8 3 15 4 23zM256 147z">
          <text:p/>
        </draw:path>
        <draw:path draw:style-name="gr12" draw:text-style-name="P9" draw:layer="layout" svg:width="0.265cm" svg:height="0.37cm" svg:x="2.553cm" svg:y="9.523cm" svg:viewBox="0 0 266 371" svg:d="M7 291c-2 10-4 21-6 31-1 8-3 12 4 16 32 18 69 28 113 32 50 4 112-7 136-56 7-13 12-29 12-44 3-54-41-90-78-103-41-16-99-10-128-42-15-18-16-43-1-62 30-42 128-24 168-5 5 3 11 7 18 8l7-41c-36-16-67-25-117-25-42 0-82 10-106 35-24 24-32 67-18 98s42 51 74 60c45 16 95 9 125 45 18 22 14 54-5 73-36 33-114 21-157 3-14-7-27-16-41-23zM7 291z">
          <text:p/>
        </draw:path>
        <draw:path draw:style-name="gr12" draw:text-style-name="P9" draw:layer="layout" svg:width="0.249cm" svg:height="0.465cm" svg:x="3.078cm" svg:y="9.427cm" svg:viewBox="0 0 250 466" svg:d="M74 0v103h-74v38h73v204c0 33-2 73 20 102 13 16 31 21 57 19 22-2 44-6 65-14 7-3 32-14 35-19 2-3-9-37-9-37l-18 14c-23 15-70 30-90 2-17-23-13-58-13-85v-186h118v-38h-118v-103zM74 0z">
          <text:p/>
        </draw:path>
        <draw:path draw:style-name="gr12" draw:text-style-name="P9" draw:layer="layout" svg:width="0.336cm" svg:height="0.37cm" svg:x="3.37cm" svg:y="9.522cm" svg:viewBox="0 0 337 371" svg:d="M56 47c-68 67-75 184-16 259 8 11 17 22 29 30 28 23 69 39 117 34 77-9 129-71 145-136 22-90-23-191-108-223-65-27-130 0-167 36zM246 67c37 33 44 85 41 132-2 35-13 73-37 100-42 44-118 44-162 1-23-24-37-59-39-101-4-62 12-127 73-152 45-19 97-5 124 20zM246 67z">
          <text:p/>
        </draw:path>
        <draw:path draw:style-name="gr12" draw:text-style-name="P9" draw:layer="layout" svg:width="0.29cm" svg:height="0.5cm" svg:x="4cm" svg:y="9.525cm" svg:viewBox="0 0 291 501" svg:d="M240 273h1v70c0 22 0 42-7 63-11 27-31 52-63 57-9 0-20 0-29-1-49-2-82-16-121-33v29c0 14 2 15 16 19 39 16 109 32 157 20 53-14 92-64 96-125 1-10 0-22 0-32v-340h-48v61c-11-19-24-36-44-49-53-31-125 3-155 45-49 60-58 152-19 219 8 13 17 26 28 36 36 36 99 55 144 23 18-13 39-40 44-62zM165 38c7 0 15 0 22 2 27 5 42 30 51 54 6 16 4 34 4 52 0 38-1 78-14 114-9 27-28 50-57 53-11 0-20-1-30-3-46-11-79-50-89-96-13-66 19-147 86-170 9-3 18-5 27-6zM165 38z">
          <text:p/>
        </draw:path>
        <draw:path draw:style-name="gr12" draw:text-style-name="P9" draw:layer="layout" svg:width="0.336cm" svg:height="0.37cm" svg:x="4.363cm" svg:y="9.522cm" svg:viewBox="0 0 337 371" svg:d="M56 47c-68 67-75 184-16 259 8 11 17 22 29 30 28 23 69 39 117 34 77-9 129-71 145-136 22-90-23-191-108-223-65-27-130 0-167 36zM246 67c37 33 44 85 41 132-2 35-13 73-37 100-42 44-118 44-162 1-23-24-37-59-39-101-4-62 12-127 73-152 45-19 97-5 124 20zM246 67z">
          <text:p/>
        </draw:path>
        <draw:path draw:style-name="gr12" draw:text-style-name="P9" draw:layer="layout" svg:width="0.048cm" svg:height="0.527cm" svg:x="5.012cm" svg:y="9.361cm" svg:viewBox="0 0 49 528" svg:d="M0 0v48h49v-48zM0 169v359h49v-359zM0 169z">
          <text:p/>
        </draw:path>
        <draw:path draw:style-name="gr12" draw:text-style-name="P9" draw:layer="layout" svg:width="0.269cm" svg:height="0.363cm" svg:x="5.158cm" svg:y="9.525cm" svg:viewBox="0 0 270 364" svg:d="M47 81h-1v-76h-46v359h48v-166c0-38-2-76 15-111 8-17 21-33 39-42 14-7 29-8 45-6 23 2 45 7 60 27 14 17 14 40 14 61v237h49v-204c0-38 4-80-14-114-15-27-43-40-73-45-15-2-31-2-46 2-39 8-76 40-90 78zM47 81z">
          <text:p/>
        </draw:path>
        <draw:path draw:style-name="gr12" draw:text-style-name="P9" draw:layer="layout" svg:width="0.269cm" svg:height="0.363cm" svg:x="5.764cm" svg:y="9.525cm" svg:viewBox="0 0 270 364" svg:d="M47 81h-1v-76h-46v359h48v-166c0-38-2-76 15-111 8-17 21-33 39-42 14-7 29-8 45-6 23 2 45 7 60 27 14 17 14 40 14 61v237h49v-204c0-38 4-80-14-114-15-27-43-40-73-45-15-2-31-2-46 2-39 8-76 40-90 78zM47 81z">
          <text:p/>
        </draw:path>
        <draw:path draw:style-name="gr12" draw:text-style-name="P9" draw:layer="layout" svg:width="0.296cm" svg:height="0.37cm" svg:x="6.109cm" svg:y="9.523cm" svg:viewBox="0 0 297 371" svg:d="M292 283c-18 13-23 19-45 31-47 23-102 27-141-2-38-27-60-72-60-136h251c0-56-13-105-45-139-35-35-90-45-137-31-17 5-33 15-47 26-49 39-69 101-68 161 1 79 55 158 136 175 41 8 85-1 123-20 6-4 32-18 35-25 2-3-2-40-2-40zM256 147h-207c9-56 55-115 117-108 50 5 77 41 86 85 2 8 3 15 4 23zM256 147z">
          <text:p/>
        </draw:path>
        <draw:path draw:style-name="gr12" draw:text-style-name="P9" draw:layer="layout" svg:width="0.335cm" svg:height="0.359cm" svg:x="6.417cm" svg:y="9.529cm" svg:viewBox="0 0 336 360" svg:d="M5 0l78 98 62 76-19 24-126 161c18 0 36 0 53 0l10-13 102-144h1c39 52 77 106 117 156 16 2 35 1 53 1l-93-116c-18-23-37-46-56-69l26-32 109-142c-17 0-35 0-52 1l-9 11-95 126c-36-45-71-92-108-137-16-2-35-1-53-1zM5 0z">
          <text:p/>
        </draw:path>
        <draw:path draw:style-name="gr12" draw:text-style-name="P9" draw:layer="layout" svg:width="0.249cm" svg:height="0.465cm" svg:x="6.754cm" svg:y="9.427cm" svg:viewBox="0 0 250 466" svg:d="M74 0v103h-74v38h73v204c0 33-2 73 20 102 13 16 31 21 57 19 22-2 44-6 65-14 7-3 32-14 35-19 2-3-9-37-9-37l-18 14c-23 15-70 30-90 2-17-23-13-58-13-85v-186h118v-38h-118v-103zM74 0z">
          <text:p/>
        </draw:path>
        <draw:path draw:style-name="gr12" draw:text-style-name="P9" draw:layer="layout" svg:width="0.295cm" svg:height="0.37cm" svg:x="7.291cm" svg:y="9.522cm" svg:viewBox="0 0 296 371" svg:d="M293 282c-14 10-27 22-43 31-36 18-91 28-132 9-59-31-75-105-67-166 2-12 4-24 8-35 16-50 59-89 127-81 37 3 55 9 84 25 5 3 9 7 16 9 0-9 3-20 4-29 2-12 2-14-9-19-9-4-17-8-26-11-35-15-93-20-133-8-54 15-94 61-112 113-8 23-10 48-10 74 1 80 55 158 136 174 44 9 95-4 125-19 8-5 31-18 35-25 2-4-3-42-3-42zM293 282z">
          <text:p/>
        </draw:path>
        <draw:path draw:style-name="gr12" draw:text-style-name="P9" draw:layer="layout" svg:width="0.336cm" svg:height="0.37cm" svg:x="7.628cm" svg:y="9.522cm" svg:viewBox="0 0 337 371" svg:d="M56 47c-68 67-75 184-16 259 8 11 17 22 29 30 28 23 69 39 117 34 77-9 129-71 145-136 22-90-23-191-108-223-65-27-130 0-167 36zM246 67c37 33 44 85 41 132-2 35-13 73-37 100-42 44-118 44-162 1-23-24-37-59-39-101-4-62 12-127 73-152 45-19 97-5 124 20zM246 67z">
          <text:p/>
        </draw:path>
        <draw:path draw:style-name="gr12" draw:text-style-name="P9" draw:layer="layout" svg:width="0.492cm" svg:height="0.363cm" svg:x="8.037cm" svg:y="9.525cm" svg:viewBox="0 0 493 364" svg:d="M47 81h-1v-76h-46v359h48v-167c0-38-2-75 15-109 14-30 39-54 84-50 23 3 46 8 60 27 14 18 15 41 15 62v237h49v-167c0-38-2-75 14-109 15-30 39-54 84-50 23 3 46 8 60 27 14 18 15 41 15 62v237h49v-202c0-36 4-77-12-111-16-31-42-48-83-51-24-2-49 3-71 14-27 15-47 40-58 67-6-24-12-40-29-56-18-16-41-22-64-25-55-4-90 19-114 53-6 9-12 18-15 28zM47 81z">
          <text:p/>
        </draw:path>
        <draw:path draw:style-name="gr12" draw:text-style-name="P9" draw:layer="layout" svg:width="0.492cm" svg:height="0.363cm" svg:x="8.626cm" svg:y="9.525cm" svg:viewBox="0 0 493 364" svg:d="M47 81h-1v-76h-46v359h48v-167c0-38-2-75 15-109 14-30 39-54 84-50 23 3 46 8 60 27 14 18 15 41 15 62v237h49v-167c0-38-2-75 14-109 15-30 39-54 84-50 23 3 46 8 60 27 14 18 15 41 15 62v237h49v-202c0-36 4-77-12-111-16-31-42-48-83-51-24-2-49 3-71 14-27 15-47 40-58 67-6-24-12-40-29-56-18-16-41-22-64-25-55-4-90 19-114 53-6 9-12 18-15 28zM47 81z">
          <text:p/>
        </draw:path>
        <draw:path draw:style-name="gr12" draw:text-style-name="P9" draw:layer="layout" svg:width="0.048cm" svg:height="0.527cm" svg:x="9.214cm" svg:y="9.361cm" svg:viewBox="0 0 49 528" svg:d="M0 0v48h49v-48zM0 169v359h49v-359zM0 169z">
          <text:p/>
        </draw:path>
        <draw:path draw:style-name="gr12" draw:text-style-name="P9" draw:layer="layout" svg:width="0.249cm" svg:height="0.465cm" svg:x="9.319cm" svg:y="9.427cm" svg:viewBox="0 0 250 466" svg:d="M74 0v103h-74v38h73v204c0 33-2 73 20 102 13 16 31 21 57 19 22-2 44-6 65-14 7-3 32-14 35-19 2-3-9-37-9-37l-18 14c-23 15-70 30-90 2-17-23-13-58-13-85v-186h118v-38h-118v-103zM74 0z">
          <text:p/>
        </draw:path>
        <draw:path draw:style-name="gr12" draw:text-style-name="P9" draw:layer="layout" svg:width="0.322cm" svg:height="0.532cm" svg:x="2.661cm" svg:y="12.768cm" svg:viewBox="0 0 323 533" svg:d="M66 174h-66v38h66v321h47v-321h101v-38h-101v-60c0-30-3-46 16-63 22-17 51-17 85-2v-44c-18-3-37-6-56-4-21 1-43 11-55 23-21 16-35 47-37 76-1 10 0 19 0 29zM275 4v48h48v-48zM275 174v359h48v-359zM275 174z">
          <text:p/>
        </draw:path>
        <draw:path draw:style-name="gr12" draw:text-style-name="P9" draw:layer="layout" svg:width="0.048cm" svg:height="0.527cm" svg:x="3.081cm" svg:y="12.773cm" svg:viewBox="0 0 49 528" svg:d="M0 0v528h49v-528zM0 0z">
          <text:p/>
        </draw:path>
        <draw:path draw:style-name="gr12" draw:text-style-name="P9" draw:layer="layout" svg:width="0.296cm" svg:height="0.37cm" svg:x="3.204cm" svg:y="12.935cm" svg:viewBox="0 0 297 371" svg:d="M292 283c-18 13-23 19-45 31-47 23-102 27-141-2-38-27-60-72-60-136h251c0-56-13-105-45-139-35-35-90-45-137-31-17 5-33 15-47 26-49 39-69 101-68 161 1 79 55 158 136 175 41 8 85-1 123-20 6-4 32-18 35-25 2-3-2-40-2-40zM256 147h-207c9-56 55-115 117-108 50 5 77 41 86 85 2 8 3 15 4 23zM256 147z">
          <text:p/>
        </draw:path>
        <draw:path draw:style-name="gr12" draw:text-style-name="P9" draw:layer="layout" svg:width="0.265cm" svg:height="0.37cm" svg:x="3.536cm" svg:y="12.935cm" svg:viewBox="0 0 266 371" svg:d="M7 291c-2 10-4 21-6 31-1 8-3 12 4 16 32 18 69 28 113 32 50 4 112-7 136-56 7-13 12-29 12-44 3-54-41-90-78-103-41-16-99-10-128-42-15-18-16-43-1-62 30-42 128-24 168-5 5 3 11 7 18 8l7-41c-36-16-67-25-117-25-42 0-82 10-106 35-24 24-32 67-18 98s42 51 74 60c45 16 95 9 125 45 18 22 14 54-5 73-36 33-114 21-157 3-14-7-27-16-41-23zM7 291z">
          <text:p/>
        </draw:path>
        <draw:path draw:style-name="gr12" draw:text-style-name="P9" draw:layer="layout" svg:width="0.249cm" svg:height="0.465cm" svg:x="4.06cm" svg:y="12.839cm" svg:viewBox="0 0 250 466" svg:d="M74 0v103h-74v38h73v204c0 33-2 73 20 102 13 16 31 21 57 19 22-2 44-6 65-14 7-3 32-14 35-19 2-3-9-37-9-37l-18 14c-23 15-70 30-90 2-17-23-13-58-13-85v-186h118v-38h-118v-103zM74 0z">
          <text:p/>
        </draw:path>
        <draw:path draw:style-name="gr12" draw:text-style-name="P9" draw:layer="layout" svg:width="0.269cm" svg:height="0.527cm" svg:x="4.376cm" svg:y="12.773cm" svg:viewBox="0 0 270 528" svg:d="M0 0v528h48v-166c0-38-2-76 15-111 8-17 21-33 39-42 14-7 29-7 45-6 23 2 45 8 60 27 14 17 14 40 14 61v237h49v-206c0-38 4-80-15-114-15-26-42-38-70-42-16-2-31-2-46 0-27 5-51 20-69 41-8 10-19 22-22 35v-242zM0 0z">
          <text:p/>
        </draw:path>
        <draw:path draw:style-name="gr12" draw:text-style-name="P9" draw:layer="layout" svg:width="0.271cm" svg:height="0.369cm" svg:x="4.73cm" svg:y="12.935cm" svg:viewBox="0 0 272 370" svg:d="M24 75c13-7 24-16 37-22 21-9 42-15 65-16 10-1 23-3 33 0 20 2 36 14 47 30 12 18 17 34 17 63v34c-37 0-73 3-109 13-44 9-92 32-108 71-16 38 1 88 35 111 17 12 37 13 57 11 31-3 63-10 91-27 13-7 26-17 34-30h1v53h47v-201c0-22 2-46-2-68-5-30-23-55-45-73-27-19-57-26-96-23-37 1-65 10-92 23-4 1-12 4-14 8s0 9 0 13c1 9 2 20 2 30zM223 187v58c0 17 1 33-10 49-8 12-19 20-32 26-43 23-110 16-128-21-16-27 0-58 23-75 32-25 96-37 147-37zM223 187z">
          <text:p/>
        </draw:path>
        <draw:path draw:style-name="gr12" draw:text-style-name="P9" draw:layer="layout" svg:width="0.249cm" svg:height="0.465cm" svg:x="5.056cm" svg:y="12.839cm" svg:viewBox="0 0 250 466" svg:d="M74 0v103h-74v38h73v204c0 33-2 73 20 102 13 16 31 21 57 19 22-2 44-6 65-14 7-3 32-14 35-19 2-3-9-37-9-37l-18 14c-23 15-70 30-90 2-17-23-13-58-13-85v-186h118v-38h-118v-103zM74 0z">
          <text:p/>
        </draw:path>
        <draw:path draw:style-name="gr12" draw:text-style-name="P9" draw:layer="layout" svg:width="0.312cm" svg:height="0.491cm" svg:x="5.569cm" svg:y="12.942cm" svg:viewBox="0 0 313 492" svg:d="M0 0c4 15 36 91 37 94l90 233 8 19c4 11 6 12 1 24l-8 22c-7 18-15 37-29 49-26 21-67 9-98 2l3 43c15 2 29 3 44 5 33 3 54-5 74-21 25-22 37-51 49-82l23-65 78-211c13-38 29-74 41-112h-34c-4 0-10-1-14 2-1 2-2 5-2 7l-7 16c-7 20-14 39-21 59l-44 124c-11 33-24 68-31 102-8-34-19-68-31-101-10-26-70-185-77-200-4-9-6-9-18-9zM0 0z">
          <text:p/>
        </draw:path>
        <draw:path draw:style-name="gr12" draw:text-style-name="P9" draw:layer="layout" svg:width="0.336cm" svg:height="0.37cm" svg:x="5.889cm" svg:y="12.935cm" svg:viewBox="0 0 337 371" svg:d="M56 47c-68 67-75 184-16 259 8 11 17 22 29 30 28 23 69 39 117 34 77-9 129-71 145-136 22-90-23-191-108-223-65-27-130 0-167 36zM246 67c37 33 44 85 41 132-2 35-13 73-37 100-42 44-118 44-162 1-23-24-37-59-39-101-4-62 12-127 73-152 45-19 97-5 124 20zM246 67z">
          <text:p/>
        </draw:path>
        <draw:path draw:style-name="gr12" draw:text-style-name="P9" draw:layer="layout" svg:width="0.269cm" svg:height="0.363cm" svg:x="6.299cm" svg:y="12.942cm" svg:viewBox="0 0 270 364" svg:d="M0 0v258c0 22 1 44 10 65 14 29 45 41 76 41 42 0 83-14 114-43 8-9 16-17 21-28h1v66h48v-359h-49v182c0 33 5 67-11 96-13 22-34 38-58 46-16 5-32 5-50 3-16-1-33-3-44-17-15-18-10-61-10-88v-222zM0 0z">
          <text:p/>
        </draw:path>
        <draw:path draw:style-name="gr12" draw:text-style-name="P9" draw:layer="layout" svg:width="0.215cm" svg:height="0.143cm" svg:x="7.007cm" svg:y="12.773cm" svg:viewBox="0 0 216 144" svg:d="M30 0c-10 28-20 56-29 84-1 19-1 40-1 60h60v-59h-18l18-85zM186 0c-10 28-21 56-30 84 0 19 0 40 0 60h59v-59h-18l19-85zM186 0z">
          <text:p/>
        </draw:path>
        <draw:path draw:style-name="gr12" draw:text-style-name="P9" draw:layer="layout" svg:width="0.265cm" svg:height="0.37cm" svg:x="7.258cm" svg:y="12.935cm" svg:viewBox="0 0 266 371" svg:d="M7 291c-2 10-4 21-6 31-1 8-3 12 4 16 32 18 69 28 113 32 50 4 112-7 136-56 7-13 12-29 12-44 3-54-41-90-78-103-41-16-99-10-128-42-15-18-16-43-1-62 30-42 128-24 168-5 5 3 11 7 18 8l7-41c-36-16-67-25-117-25-42 0-82 10-106 35-24 24-32 67-18 98s42 51 74 60c45 16 95 9 125 45 18 22 14 54-5 73-36 33-114 21-157 3-14-7-27-16-41-23zM7 291z">
          <text:p/>
        </draw:path>
        <draw:path draw:style-name="gr12" draw:text-style-name="P9" draw:layer="layout" svg:width="0.296cm" svg:height="0.37cm" svg:x="7.561cm" svg:y="12.935cm" svg:viewBox="0 0 297 371" svg:d="M292 283c-18 13-23 19-45 31-47 23-102 27-141-2-38-27-60-72-60-136h251c0-56-13-105-45-139-35-35-90-45-137-31-17 5-33 15-47 26-49 39-69 101-68 161 1 79 55 158 136 175 41 8 85-1 123-20 6-4 32-18 35-25 2-3-2-40-2-40zM256 147h-207c9-56 55-115 117-108 50 5 77 41 86 85 2 8 3 15 4 23zM256 147z">
          <text:p/>
        </draw:path>
        <draw:path draw:style-name="gr12" draw:text-style-name="P9" draw:layer="layout" svg:width="0.296cm" svg:height="0.37cm" svg:x="7.903cm" svg:y="12.935cm" svg:viewBox="0 0 297 371" svg:d="M292 283c-18 13-23 19-45 31-47 23-102 27-141-2-38-27-60-72-60-136h251c0-56-13-105-45-139-35-35-90-45-137-31-17 5-33 15-47 26-49 39-69 101-68 161 1 79 55 158 136 175 41 8 85-1 123-20 6-4 32-18 35-25 2-3-2-40-2-40zM256 147h-207c9-56 55-115 117-108 50 5 77 41 86 85 2 8 3 15 4 23zM256 147z">
          <text:p/>
        </draw:path>
        <draw:path draw:style-name="gr12" draw:text-style-name="P9" draw:layer="layout" svg:width="0.215cm" svg:height="0.143cm" svg:x="8.238cm" svg:y="12.773cm" svg:viewBox="0 0 216 144" svg:d="M1 0v60h18l-19 84h30c10-27 20-55 30-84 0-18 0-39 0-60zM156 0v60h18l-19 84h31c10-27 20-55 29-84 1-18 1-39 1-60zM156 0z">
          <text:p/>
        </draw:path>
        <draw:path draw:style-name="gr12" draw:text-style-name="P9" draw:layer="layout" svg:width="0.295cm" svg:height="0.37cm" svg:x="21.932cm" svg:y="9.977cm" svg:viewBox="0 0 296 371" svg:d="M293 282c-14 10-27 22-43 31-36 18-91 28-132 9-59-31-75-105-67-166 2-12 4-24 8-35 16-50 59-89 127-81 37 3 55 9 84 25 5 3 9 7 16 9 0-9 3-20 4-29 2-12 2-14-9-19-9-4-17-8-26-11-35-15-93-20-133-8-54 15-94 61-112 113-8 23-10 48-10 74 1 80 55 158 136 174 44 9 95-4 125-19 8-5 31-18 35-25 2-4-3-42-3-42zM293 282z">
          <text:p/>
        </draw:path>
        <draw:path draw:style-name="gr12" draw:text-style-name="P9" draw:layer="layout" svg:width="0.336cm" svg:height="0.37cm" svg:x="22.269cm" svg:y="9.977cm" svg:viewBox="0 0 337 371" svg:d="M56 47c-68 67-75 184-16 259 8 11 17 22 29 30 28 23 69 39 117 34 77-9 129-71 145-136 22-90-23-191-108-223-65-27-130 0-167 36zM246 67c37 33 44 85 41 132-2 35-13 73-37 100-42 44-118 44-162 1-23-24-37-59-39-101-4-62 12-127 73-152 45-19 97-5 124 20zM246 67z">
          <text:p/>
        </draw:path>
        <draw:path draw:style-name="gr12" draw:text-style-name="P9" draw:layer="layout" svg:width="0.492cm" svg:height="0.363cm" svg:x="22.679cm" svg:y="9.979cm" svg:viewBox="0 0 493 364" svg:d="M47 81h-1v-76h-46v359h48v-167c0-38-2-75 15-109 14-30 39-54 84-50 23 3 46 8 60 27 14 18 15 41 15 62v237h49v-167c0-38-2-75 14-109 15-30 39-54 84-50 23 3 46 8 60 27 14 18 15 41 15 62v237h49v-202c0-36 4-77-12-111-16-31-42-48-83-51-24-2-49 3-71 14-27 15-47 40-58 67-6-24-12-40-29-56-18-16-41-22-64-25-55-4-90 19-114 53-6 9-12 18-15 28zM47 81z">
          <text:p/>
        </draw:path>
        <draw:path draw:style-name="gr12" draw:text-style-name="P9" draw:layer="layout" svg:width="0.492cm" svg:height="0.363cm" svg:x="23.267cm" svg:y="9.979cm" svg:viewBox="0 0 493 364" svg:d="M47 81h-1v-76h-46v359h48v-167c0-38-2-75 15-109 14-30 39-54 84-50 23 3 46 8 60 27 14 18 15 41 15 62v237h49v-167c0-38-2-75 14-109 15-30 39-54 84-50 23 3 46 8 60 27 14 18 15 41 15 62v237h49v-202c0-36 4-77-12-111-16-31-42-48-83-51-24-2-49 3-71 14-27 15-47 40-58 67-6-24-12-40-29-56-18-16-41-22-64-25-55-4-90 19-114 53-6 9-12 18-15 28zM47 81z">
          <text:p/>
        </draw:path>
        <draw:path draw:style-name="gr12" draw:text-style-name="P9" draw:layer="layout" svg:width="0.048cm" svg:height="0.527cm" svg:x="23.855cm" svg:y="9.815cm" svg:viewBox="0 0 49 528" svg:d="M0 0v48h49v-48zM0 169v359h49v-359zM0 169z">
          <text:p/>
        </draw:path>
        <draw:path draw:style-name="gr12" draw:text-style-name="P9" draw:layer="layout" svg:width="0.249cm" svg:height="0.465cm" svg:x="23.96cm" svg:y="9.881cm" svg:viewBox="0 0 250 466" svg:d="M74 0v103h-74v38h73v204c0 33-2 73 20 102 13 16 31 21 57 19 22-2 44-6 65-14 7-3 32-14 35-19 2-3-9-37-9-37l-18 14c-23 15-70 30-90 2-17-23-13-58-13-85v-186h118v-38h-118v-103zM74 0z">
          <text:p/>
        </draw:path>
        <draw:path draw:style-name="gr12" draw:text-style-name="P9" draw:layer="layout" svg:width="0.336cm" svg:height="0.37cm" svg:x="24.493cm" svg:y="9.977cm" svg:viewBox="0 0 337 371" svg:d="M56 47c-68 67-75 184-16 259 8 11 17 22 29 30 28 23 69 39 117 34 77-9 129-71 145-136 22-90-23-191-108-223-65-27-130 0-167 36zM246 67c37 33 44 85 41 132-2 35-13 73-37 100-42 44-118 44-162 1-23-24-37-59-39-101-4-62 12-127 73-152 45-19 97-5 124 20zM246 67z">
          <text:p/>
        </draw:path>
        <draw:path draw:style-name="gr12" draw:text-style-name="P9" draw:layer="layout" svg:width="0.289cm" svg:height="0.532cm" svg:x="24.902cm" svg:y="9.815cm" svg:viewBox="0 0 290 533" svg:d="M0 0v528h48v-48h1c8 17 28 33 44 41 54 29 120 0 156-46 73-95 43-257-52-302-37-16-82-9-116 14-13 10-24 20-33 33v-220zM118 202c35-2 73 13 94 42 15 20 22 42 26 66 7 55 2 126-48 161-8 7-17 12-28 15-40 15-82 11-105-25-7-12-9-13-9-31v-157c0-8-1-18 2-24 12-25 41-44 68-47zM118 202z">
          <text:p/>
        </draw:path>
        <draw:path draw:style-name="gr12" draw:text-style-name="P9" draw:layer="layout" svg:width="0.191cm" svg:height="0.659cm" svg:x="25.148cm" svg:y="9.815cm" svg:viewBox="0 0 192 660" svg:d="M144 0v48h48v-48zM144 169v386c0 12 2 27-5 38-17 26-65 33-102 19-9-3-18-8-27-12l-10 38c8 2 15 7 22 9 42 15 94 22 131-5 15-10 26-24 33-41 7-18 6-37 6-56v-376zM144 169z">
          <text:p/>
        </draw:path>
        <draw:path draw:style-name="gr12" draw:text-style-name="P9" draw:layer="layout" svg:width="0.296cm" svg:height="0.37cm" svg:x="25.414cm" svg:y="9.977cm" svg:viewBox="0 0 297 371" svg:d="M292 283c-18 13-23 19-45 31-47 23-102 27-141-2-38-27-60-72-60-136h251c0-56-13-105-45-139-35-35-90-45-137-31-17 5-33 15-47 26-49 39-69 101-68 161 1 79 55 158 136 175 41 8 85-1 123-20 6-4 32-18 35-25 2-3-2-40-2-40zM256 147h-207c9-56 55-115 117-108 50 5 77 41 86 85 2 8 3 15 4 23zM256 147z">
          <text:p/>
        </draw:path>
        <draw:path draw:style-name="gr12" draw:text-style-name="P9" draw:layer="layout" svg:width="0.295cm" svg:height="0.37cm" svg:x="25.759cm" svg:y="9.977cm" svg:viewBox="0 0 296 371" svg:d="M293 282c-14 10-27 22-43 31-36 18-91 28-132 9-59-31-75-105-67-166 2-12 4-24 8-35 16-50 59-89 127-81 37 3 55 9 84 25 5 3 9 7 16 9 0-9 3-20 4-29 2-12 2-14-9-19-9-4-17-8-26-11-35-15-93-20-133-8-54 15-94 61-112 113-8 23-10 48-10 74 1 80 55 158 136 174 44 9 95-4 125-19 8-5 31-18 35-25 2-4-3-42-3-42zM293 282z">
          <text:p/>
        </draw:path>
        <draw:path draw:style-name="gr12" draw:text-style-name="P9" draw:layer="layout" svg:width="0.249cm" svg:height="0.465cm" svg:x="26.079cm" svg:y="9.881cm" svg:viewBox="0 0 250 466" svg:d="M74 0v103h-74v38h73v204c0 33-2 73 20 102 13 16 31 21 57 19 22-2 44-6 65-14 7-3 32-14 35-19 2-3-9-37-9-37l-18 14c-23 15-70 30-90 2-17-23-13-58-13-85v-186h118v-38h-118v-103zM74 0z">
          <text:p/>
        </draw:path>
        <draw:path draw:style-name="gr12" draw:text-style-name="P9" draw:layer="layout" svg:width="0.265cm" svg:height="0.37cm" svg:x="26.363cm" svg:y="9.977cm" svg:viewBox="0 0 266 371" svg:d="M7 291c-2 10-4 21-6 31-1 8-3 12 4 16 32 18 69 28 113 32 50 4 112-7 136-56 7-13 12-29 12-44 3-54-41-90-78-103-41-16-99-10-128-42-15-18-16-43-1-62 30-42 128-24 168-5 5 3 11 7 18 8l7-41c-36-16-67-25-117-25-42 0-82 10-106 35-24 24-32 67-18 98s42 51 74 60c45 16 95 9 125 45 18 22 14 54-5 73-36 33-114 21-157 3-14-7-27-16-41-23zM7 291z">
          <text:p/>
        </draw:path>
        <draw:path draw:style-name="gr12" draw:text-style-name="P9" draw:layer="layout" svg:width="0.06cm" svg:height="0.143cm" svg:x="26.713cm" svg:y="10.283cm" svg:viewBox="0 0 61 144" svg:d="M1 0v60h19l-20 84h31c10-27 20-55 29-84 1-18 1-39 1-60zM1 0z">
          <text:p/>
        </draw:path>
        <draw:path draw:style-name="gr12" draw:text-style-name="P9" draw:layer="layout" svg:width="0.048cm" svg:height="0.527cm" svg:x="20.674cm" svg:y="10.781cm" svg:viewBox="0 0 49 528" svg:d="M0 0v48h49v-48zM0 169v359h49v-359zM0 169z">
          <text:p/>
        </draw:path>
        <draw:path draw:style-name="gr12" draw:text-style-name="P9" draw:layer="layout" svg:width="0.289cm" svg:height="0.531cm" svg:x="20.8cm" svg:y="10.781cm" svg:viewBox="0 0 290 532" svg:d="M242 0v215c-15-16-29-31-49-40-67-29-133 8-167 68-39 71-34 166 12 233 33 46 88 69 144 48 22-8 49-30 58-50h1v54h49v-528zM239 244c3 7 2 16 2 24v157c0 17-1 19-10 33-14 20-36 34-61 37-36 3-73-15-95-44-12-18-19-40-23-60-1-9-1-17-2-25-5-50 6-109 50-142 8-4 16-9 25-12 44-17 92-12 114 32zM239 244z">
          <text:p/>
        </draw:path>
        <draw:path draw:style-name="gr12" draw:text-style-name="P9" draw:layer="layout" svg:width="0.296cm" svg:height="0.37cm" svg:x="21.164cm" svg:y="10.943cm" svg:viewBox="0 0 297 371" svg:d="M292 283c-18 13-23 19-45 31-47 23-102 27-141-2-38-27-60-72-60-136h251c0-56-13-105-45-139-35-35-90-45-137-31-17 5-33 15-47 26-49 39-69 101-68 161 1 79 55 158 136 175 41 8 85-1 123-20 6-4 32-18 35-25 2-3-2-40-2-40zM256 147h-207c9-56 55-115 117-108 50 5 77 41 86 85 2 8 3 15 4 23zM256 147z">
          <text:p/>
        </draw:path>
        <draw:path draw:style-name="gr12" draw:text-style-name="P9" draw:layer="layout" svg:width="0.269cm" svg:height="0.363cm" svg:x="21.528cm" svg:y="10.945cm" svg:viewBox="0 0 270 364" svg:d="M47 81h-1v-76h-46v359h48v-166c0-38-2-76 15-111 8-17 21-33 39-42 14-7 29-8 45-6 23 2 45 7 60 27 14 17 14 40 14 61v237h49v-204c0-38 4-80-14-114-15-27-43-40-73-45-15-2-31-2-46 2-39 8-76 40-90 78zM47 81z">
          <text:p/>
        </draw:path>
        <draw:path draw:style-name="gr12" draw:text-style-name="P9" draw:layer="layout" svg:width="0.249cm" svg:height="0.465cm" svg:x="21.854cm" svg:y="10.848cm" svg:viewBox="0 0 250 466" svg:d="M74 0v103h-74v38h73v204c0 33-2 73 20 102 13 16 31 21 57 19 22-2 44-6 65-14 7-3 32-14 35-19 2-3-9-37-9-37l-18 14c-23 15-70 30-90 2-17-23-13-58-13-85v-186h118v-38h-118v-103zM74 0z">
          <text:p/>
        </draw:path>
        <draw:path draw:style-name="gr12" draw:text-style-name="P9" draw:layer="layout" svg:width="0.048cm" svg:height="0.527cm" svg:x="22.17cm" svg:y="10.781cm" svg:viewBox="0 0 49 528" svg:d="M0 0v48h49v-48zM0 169v359h49v-359zM0 169z">
          <text:p/>
        </draw:path>
        <draw:path draw:style-name="gr12" draw:text-style-name="P9" draw:layer="layout" svg:width="0.322cm" svg:height="0.532cm" svg:x="22.282cm" svg:y="10.777cm" svg:viewBox="0 0 323 533" svg:d="M66 174h-66v38h66v321h47v-321h101v-38h-101v-60c0-30-3-46 16-63 22-17 51-17 85-2v-44c-18-3-37-6-56-4-21 1-43 11-55 23-21 16-35 47-37 76-1 10 0 19 0 29zM275 4v48h48v-48zM275 174v359h48v-359zM275 174z">
          <text:p/>
        </draw:path>
        <draw:path draw:style-name="gr12" draw:text-style-name="P9" draw:layer="layout" svg:width="0.296cm" svg:height="0.37cm" svg:x="22.679cm" svg:y="10.943cm" svg:viewBox="0 0 297 371" svg:d="M292 283c-18 13-23 19-45 31-47 23-102 27-141-2-38-27-60-72-60-136h251c0-56-13-105-45-139-35-35-90-45-137-31-17 5-33 15-47 26-49 39-69 101-68 161 1 79 55 158 136 175 41 8 85-1 123-20 6-4 32-18 35-25 2-3-2-40-2-40zM256 147h-207c9-56 55-115 117-108 50 5 77 41 86 85 2 8 3 15 4 23zM256 147z">
          <text:p/>
        </draw:path>
        <draw:path draw:style-name="gr12" draw:text-style-name="P9" draw:layer="layout" svg:width="0.289cm" svg:height="0.531cm" svg:x="23.023cm" svg:y="10.781cm" svg:viewBox="0 0 290 532" svg:d="M242 0v215c-15-16-29-31-49-40-67-29-133 8-167 68-39 71-34 166 12 233 33 46 88 69 144 48 22-8 49-30 58-50h1v54h49v-528zM239 244c3 7 2 16 2 24v157c0 17-1 19-10 33-14 20-36 34-61 37-36 3-73-15-95-44-12-18-19-40-23-60-1-9-1-17-2-25-5-50 6-109 50-142 8-4 16-9 25-12 44-17 92-12 114 32zM239 244z">
          <text:p/>
        </draw:path>
        <draw:path draw:style-name="gr12" draw:text-style-name="P9" draw:layer="layout" svg:width="0.289cm" svg:height="0.532cm" svg:x="23.626cm" svg:y="10.781cm" svg:viewBox="0 0 290 533" svg:d="M0 0v528h48v-48h1c8 17 28 33 44 41 54 29 120 0 156-46 73-95 43-257-52-302-37-16-82-9-116 14-13 10-24 20-33 33v-220zM118 202c35-2 73 13 94 42 15 20 22 42 26 66 7 55 2 126-48 161-8 7-17 12-28 15-40 15-82 11-105-25-7-12-9-13-9-31v-157c0-8-1-18 2-24 12-25 41-44 68-47zM118 202z">
          <text:p/>
        </draw:path>
        <draw:path draw:style-name="gr12" draw:text-style-name="P9" draw:layer="layout" svg:width="0.312cm" svg:height="0.491cm" svg:x="23.927cm" svg:y="10.95cm" svg:viewBox="0 0 313 492" svg:d="M0 0c4 15 36 91 37 94l90 233 8 19c4 11 6 12 1 24l-8 22c-7 18-15 37-29 49-26 21-67 9-98 2l3 43c15 2 29 3 44 5 33 3 54-5 74-21 25-22 37-51 49-82l23-65 78-211c13-38 29-74 41-112h-34c-4 0-10-1-14 2-1 2-2 5-2 7l-7 16c-7 20-14 39-21 59l-44 124c-11 33-24 68-31 102-8-34-19-68-31-101-10-26-70-185-77-200-4-9-6-9-18-9zM0 0z">
          <text:p/>
        </draw:path>
        <draw:path draw:style-name="gr12" draw:text-style-name="P9" draw:layer="layout" svg:width="0.362cm" svg:height="0.545cm" svg:x="24.49cm" svg:y="10.772cm" svg:viewBox="0 0 363 546" svg:d="M8 440c-1 13-4 25-6 38-2 11-5 14 5 20 25 15 47 25 80 34 71 21 153 23 216-24 10-7 19-16 27-25 19-27 37-58 32-101-5-54-42-100-92-122-67-31-177-26-208-94-24-52 18-98 65-114 47-17 108-11 148 7 18 9 33 21 50 32 1-14 4-25 7-38 1-9 3-16-6-20l-14-7c-21-9-42-16-64-20-69-14-147-6-199 45-27 26-49 61-40 113 11 54 54 89 98 105 26 10 55 15 82 22 17 3 33 7 49 13 41 15 77 45 77 101-4 49-47 83-92 94-58 15-127-6-166-27-18-9-33-21-49-32zM8 440z">
          <text:p/>
        </draw:path>
        <draw:path draw:style-name="gr12" draw:text-style-name="P9" draw:layer="layout" svg:width="0.394cm" svg:height="0.527cm" svg:x="24.951cm" svg:y="10.781cm" svg:viewBox="0 0 395 528" svg:d="M0 0v528h53v-254h289v254h53v-528h-53v234h-289v-234zM0 0z">
          <text:p/>
        </draw:path>
        <draw:path draw:style-name="gr12" draw:text-style-name="P9" draw:layer="layout" svg:width="0.452cm" svg:height="0.532cm" svg:x="25.421cm" svg:y="10.777cm" svg:viewBox="0 0 453 533" svg:d="M0 533h35l13-2c23-49 39-105 60-157 75 1 157-3 228 1l7 10c13 39 28 76 42 115 3 11 7 22 13 31 17 3 36 2 55 2-13-37-190-512-195-524 0-4-2-8-6-8-5-2-9 0-14 0h-25c-11 0-16-2-19 10-3 8-194 522-194 522zM223 54c32 94 66 187 99 279h-199l66-181zM223 54z">
          <text:p/>
        </draw:path>
        <draw:path draw:style-name="gr12" draw:text-style-name="P9" draw:layer="layout" svg:width="0.212cm" svg:height="0.038cm" svg:x="25.892cm" svg:y="11.11cm" svg:viewBox="0 0 213 39" svg:d="M0 0v39h213v-39zM0 0z">
          <text:p/>
        </draw:path>
        <draw:path draw:style-name="gr12" draw:text-style-name="P9" draw:layer="layout" svg:width="0.253cm" svg:height="0.507cm" svg:x="26.216cm" svg:y="10.801cm" svg:viewBox="0 0 254 508" svg:d="M0 50v38c42 0 71-7 104-22v404h-99v38h249v-38h-100v-470c-18 0-16 4-29 15-32 23-75 35-125 35zM0 50z">
          <text:p/>
        </draw:path>
        <draw:path draw:style-name="gr12" draw:text-style-name="P9" draw:layer="layout" svg:width="0.269cm" svg:height="0.527cm" svg:x="26.793cm" svg:y="10.781cm" svg:viewBox="0 0 270 528" svg:d="M0 0v528h48v-166c0-38-2-76 15-111 8-17 21-33 39-42 14-7 29-7 45-6 23 2 45 8 60 27 14 17 14 40 14 61v237h49v-206c0-38 4-80-15-114-15-26-42-38-70-42-16-2-31-2-46 0-27 5-51 20-69 41-8 10-19 22-22 35v-242zM0 0z">
          <text:p/>
        </draw:path>
        <draw:path draw:style-name="gr12" draw:text-style-name="P9" draw:layer="layout" svg:width="0.271cm" svg:height="0.369cm" svg:x="27.147cm" svg:y="10.943cm" svg:viewBox="0 0 272 370" svg:d="M24 75c13-7 24-16 37-22 21-9 42-15 65-16 10-1 23-3 33 0 20 2 36 14 47 30 12 18 17 34 17 63v34c-37 0-73 3-109 13-44 9-92 32-108 71-16 38 1 88 35 111 17 12 37 13 57 11 31-3 63-10 91-27 13-7 26-17 34-30h1v53h47v-201c0-22 2-46-2-68-5-30-23-55-45-73-27-19-57-26-96-23-37 1-65 10-92 23-4 1-12 4-14 8s0 9 0 13c1 9 2 20 2 30zM223 187v58c0 17 1 33-10 49-8 12-19 20-32 26-43 23-110 16-128-21-16-27 0-58 23-75 32-25 96-37 147-37zM223 187z">
          <text:p/>
        </draw:path>
        <draw:path draw:style-name="gr12" draw:text-style-name="P9" draw:layer="layout" svg:width="0.265cm" svg:height="0.37cm" svg:x="27.482cm" svg:y="10.943cm" svg:viewBox="0 0 266 371" svg:d="M7 291c-2 10-4 21-6 31-1 8-3 12 4 16 32 18 69 28 113 32 50 4 112-7 136-56 7-13 12-29 12-44 3-54-41-90-78-103-41-16-99-10-128-42-15-18-16-43-1-62 30-42 128-24 168-5 5 3 11 7 18 8l7-41c-36-16-67-25-117-25-42 0-82 10-106 35-24 24-32 67-18 98s42 51 74 60c45 16 95 9 125 45 18 22 14 54-5 73-36 33-114 21-157 3-14-7-27-16-41-23zM7 291z">
          <text:p/>
        </draw:path>
        <draw:path draw:style-name="gr12" draw:text-style-name="P9" draw:layer="layout" svg:width="0.269cm" svg:height="0.527cm" svg:x="27.807cm" svg:y="10.781cm" svg:viewBox="0 0 270 528" svg:d="M0 0v528h48v-166c0-38-2-76 15-111 8-17 21-33 39-42 14-7 29-7 45-6 23 2 45 8 60 27 14 17 14 40 14 61v237h49v-206c0-38 4-80-15-114-15-26-42-38-70-42-16-2-31-2-46 0-27 5-51 20-69 41-8 10-19 22-22 35v-242zM0 0z">
          <text:p/>
        </draw:path>
        <draw:path draw:style-name="gr12" draw:text-style-name="P9" draw:layer="layout" svg:width="0.295cm" svg:height="0.37cm" svg:x="9.901cm" svg:y="4.366cm" svg:viewBox="0 0 296 371" svg:d="M293 282c-14 10-27 22-43 31-36 18-91 28-132 9-59-31-75-105-67-166 2-12 4-24 8-35 16-50 59-89 127-81 37 3 55 9 84 25 5 3 9 7 16 9 0-9 3-20 4-29 2-12 2-14-9-19-9-4-17-8-26-11-35-15-93-20-133-8-54 15-94 61-112 113-8 23-10 48-10 74 1 80 55 158 136 174 44 9 95-4 125-19 8-5 31-18 35-25 2-4-3-42-3-42zM293 282z">
          <text:p/>
        </draw:path>
        <draw:path draw:style-name="gr12" draw:text-style-name="P9" draw:layer="layout" svg:width="0.269cm" svg:height="0.527cm" svg:x="10.262cm" svg:y="4.204cm" svg:viewBox="0 0 270 528" svg:d="M0 0v528h48v-166c0-38-2-76 15-111 8-17 21-33 39-42 14-7 29-7 45-6 23 2 45 8 60 27 14 17 14 40 14 61v237h49v-206c0-38 4-80-15-114-15-26-42-38-70-42-16-2-31-2-46 0-27 5-51 20-69 41-8 10-19 22-22 35v-242zM0 0z">
          <text:p/>
        </draw:path>
        <draw:path draw:style-name="gr12" draw:text-style-name="P9" draw:layer="layout" svg:width="0.048cm" svg:height="0.527cm" svg:x="10.629cm" svg:y="4.204cm" svg:viewBox="0 0 49 528" svg:d="M0 0v48h49v-48zM0 169v359h49v-359zM0 169z">
          <text:p/>
        </draw:path>
        <draw:path draw:style-name="gr12" draw:text-style-name="P9" draw:layer="layout" svg:width="0.048cm" svg:height="0.527cm" svg:x="10.775cm" svg:y="4.204cm" svg:viewBox="0 0 49 528" svg:d="M0 0v528h49v-528zM0 0z">
          <text:p/>
        </draw:path>
        <draw:path draw:style-name="gr12" draw:text-style-name="P9" draw:layer="layout" svg:width="0.289cm" svg:height="0.531cm" svg:x="10.901cm" svg:y="4.204cm" svg:viewBox="0 0 290 532" svg:d="M242 0v215c-15-16-29-31-49-40-67-29-133 8-167 68-39 71-34 166 12 233 33 46 88 69 144 48 22-8 49-30 58-50h1v54h49v-528zM239 244c3 7 2 16 2 24v157c0 17-1 19-10 33-14 20-36 34-61 37-36 3-73-15-95-44-12-18-19-40-23-60-1-9-1-17-2-25-5-50 6-109 50-142 8-4 16-9 25-12 44-17 92-12 114 32zM239 244z">
          <text:p/>
        </draw:path>
        <draw:path draw:style-name="gr12" draw:text-style-name="P9" draw:layer="layout" svg:width="0.289cm" svg:height="0.49cm" svg:x="11.527cm" svg:y="4.368cm" svg:viewBox="0 0 290 491" svg:d="M48 55v-50h-48v486h48v-175c11 16 23 29 39 38 55 33 123 7 161-42 49-63 54-157 20-229-20-41-57-79-106-83-41-2-74 15-96 35-7 7-12 14-18 20zM118 39c31-2 62 12 83 35 13 15 23 31 29 50 27 71 2 170-75 200-44 17-87 1-105-40-3-8-2-17-2-26v-156c0-18 2-20 14-32 13-17 33-28 56-31zM118 39z">
          <text:p/>
        </draw:path>
        <draw:path draw:style-name="gr12" draw:text-style-name="P9" draw:layer="layout" svg:width="0.336cm" svg:height="0.37cm" svg:x="11.87cm" svg:y="4.366cm" svg:viewBox="0 0 337 371" svg:d="M56 47c-68 67-75 184-16 259 8 11 17 22 29 30 28 23 69 39 117 34 77-9 129-71 145-136 22-90-23-191-108-223-65-27-130 0-167 36zM246 67c37 33 44 85 41 132-2 35-13 73-37 100-42 44-118 44-162 1-23-24-37-59-39-101-4-62 12-127 73-152 45-19 97-5 124 20zM246 67z">
          <text:p/>
        </draw:path>
        <draw:path draw:style-name="gr12" draw:text-style-name="P9" draw:layer="layout" svg:width="0.048cm" svg:height="0.527cm" svg:x="12.28cm" svg:y="4.204cm" svg:viewBox="0 0 49 528" svg:d="M0 0v48h49v-48zM0 169v359h49v-359zM0 169z">
          <text:p/>
        </draw:path>
        <draw:path draw:style-name="gr12" draw:text-style-name="P9" draw:layer="layout" svg:width="0.269cm" svg:height="0.363cm" svg:x="12.425cm" svg:y="4.368cm" svg:viewBox="0 0 270 364" svg:d="M47 81h-1v-76h-46v359h48v-166c0-38-2-76 15-111 8-17 21-33 39-42 14-7 29-8 45-6 23 2 45 7 60 27 14 17 14 40 14 61v237h49v-204c0-38 4-80-14-114-15-27-43-40-73-45-15-2-31-2-46 2-39 8-76 40-90 78zM47 81z">
          <text:p/>
        </draw:path>
        <draw:path draw:style-name="gr12" draw:text-style-name="P9" draw:layer="layout" svg:width="0.249cm" svg:height="0.465cm" svg:x="12.752cm" svg:y="4.271cm" svg:viewBox="0 0 250 466" svg:d="M74 0v103h-74v38h73v204c0 33-2 73 20 102 13 16 31 21 57 19 22-2 44-6 65-14 7-3 32-14 35-19 2-3-9-37-9-37l-18 14c-23 15-70 30-90 2-17-23-13-58-13-85v-186h118v-38h-118v-103zM74 0z">
          <text:p/>
        </draw:path>
        <draw:path draw:style-name="gr12" draw:text-style-name="P9" draw:layer="layout" svg:width="0.265cm" svg:height="0.37cm" svg:x="13.035cm" svg:y="4.366cm" svg:viewBox="0 0 266 371" svg:d="M7 291c-2 10-4 21-6 31-1 8-3 12 4 16 32 18 69 28 113 32 50 4 112-7 136-56 7-13 12-29 12-44 3-54-41-90-78-103-41-16-99-10-128-42-15-18-16-43-1-62 30-42 128-24 168-5 5 3 11 7 18 8l7-41c-36-16-67-25-117-25-42 0-82 10-106 35-24 24-32 67-18 98s42 51 74 60c45 16 95 9 125 45 18 22 14 54-5 73-36 33-114 21-157 3-14-7-27-16-41-23zM7 291z">
          <text:p/>
        </draw:path>
        <draw:path draw:style-name="gr12" draw:text-style-name="P9" draw:layer="layout" svg:width="0.249cm" svg:height="0.465cm" svg:x="13.56cm" svg:y="4.271cm" svg:viewBox="0 0 250 466" svg:d="M74 0v103h-74v38h73v204c0 33-2 73 20 102 13 16 31 21 57 19 22-2 44-6 65-14 7-3 32-14 35-19 2-3-9-37-9-37l-18 14c-23 15-70 30-90 2-17-23-13-58-13-85v-186h118v-38h-118v-103zM74 0z">
          <text:p/>
        </draw:path>
        <draw:path draw:style-name="gr12" draw:text-style-name="P9" draw:layer="layout" svg:width="0.336cm" svg:height="0.37cm" svg:x="13.852cm" svg:y="4.366cm" svg:viewBox="0 0 337 371" svg:d="M56 47c-68 67-75 184-16 259 8 11 17 22 29 30 28 23 69 39 117 34 77-9 129-71 145-136 22-90-23-191-108-223-65-27-130 0-167 36zM246 67c37 33 44 85 41 132-2 35-13 73-37 100-42 44-118 44-162 1-23-24-37-59-39-101-4-62 12-127 73-152 45-19 97-5 124 20zM246 67z">
          <text:p/>
        </draw:path>
        <draw:path draw:style-name="gr12" draw:text-style-name="P9" draw:layer="layout" svg:width="0.289cm" svg:height="0.49cm" svg:x="14.501cm" svg:y="4.368cm" svg:viewBox="0 0 290 491" svg:d="M48 55v-50h-48v486h48v-175c11 16 23 29 39 38 55 33 123 7 161-42 49-63 54-157 20-229-20-41-57-79-106-83-41-2-74 15-96 35-7 7-12 14-18 20zM118 39c31-2 62 12 83 35 13 15 23 31 29 50 27 71 2 170-75 200-44 17-87 1-105-40-3-8-2-17-2-26v-156c0-18 2-20 14-32 13-17 33-28 56-31zM118 39z">
          <text:p/>
        </draw:path>
        <draw:path draw:style-name="gr12" draw:text-style-name="P9" draw:layer="layout" svg:width="0.271cm" svg:height="0.369cm" svg:x="14.855cm" svg:y="4.367cm" svg:viewBox="0 0 272 370" svg:d="M24 75c13-7 24-16 37-22 21-9 42-15 65-16 10-1 23-3 33 0 20 2 36 14 47 30 12 18 17 34 17 63v34c-37 0-73 3-109 13-44 9-92 32-108 71-16 38 1 88 35 111 17 12 37 13 57 11 31-3 63-10 91-27 13-7 26-17 34-30h1v53h47v-201c0-22 2-46-2-68-5-30-23-55-45-73-27-19-57-26-96-23-37 1-65 10-92 23-4 1-12 4-14 8s0 9 0 13c1 9 2 20 2 30zM223 187v58c0 17 1 33-10 49-8 12-19 20-32 26-43 23-110 16-128-21-16-27 0-58 23-75 32-25 96-37 147-37zM223 187z">
          <text:p/>
        </draw:path>
        <draw:path draw:style-name="gr12" draw:text-style-name="P9" draw:layer="layout" svg:width="0.189cm" svg:height="0.363cm" svg:x="15.2cm" svg:y="4.368cm" svg:viewBox="0 0 190 364" svg:d="M46 101v-96h-46v359h48v-173c0-12 0-23 1-35 11-65 67-112 141-112v-44c-48 0-94 23-122 63-9 11-18 24-22 38zM46 101z">
          <text:p/>
        </draw:path>
        <draw:path draw:style-name="gr12" draw:text-style-name="P9" draw:layer="layout" svg:width="0.296cm" svg:height="0.37cm" svg:x="15.421cm" svg:y="4.366cm" svg:viewBox="0 0 297 371" svg:d="M292 283c-18 13-23 19-45 31-47 23-102 27-141-2-38-27-60-72-60-136h251c0-56-13-105-45-139-35-35-90-45-137-31-17 5-33 15-47 26-49 39-69 101-68 161 1 79 55 158 136 175 41 8 85-1 123-20 6-4 32-18 35-25 2-3-2-40-2-40zM256 147h-207c9-56 55-115 117-108 50 5 77 41 86 85 2 8 3 15 4 23zM256 147z">
          <text:p/>
        </draw:path>
        <draw:path draw:style-name="gr12" draw:text-style-name="P9" draw:layer="layout" svg:width="0.269cm" svg:height="0.363cm" svg:x="15.785cm" svg:y="4.368cm" svg:viewBox="0 0 270 364" svg:d="M47 81h-1v-76h-46v359h48v-166c0-38-2-76 15-111 8-17 21-33 39-42 14-7 29-8 45-6 23 2 45 7 60 27 14 17 14 40 14 61v237h49v-204c0-38 4-80-14-114-15-27-43-40-73-45-15-2-31-2-46 2-39 8-76 40-90 78zM47 81z">
          <text:p/>
        </draw:path>
        <draw:path draw:style-name="gr12" draw:text-style-name="P9" draw:layer="layout" svg:width="0.249cm" svg:height="0.465cm" svg:x="16.111cm" svg:y="4.271cm" svg:viewBox="0 0 250 466" svg:d="M74 0v103h-74v38h73v204c0 33-2 73 20 102 13 16 31 21 57 19 22-2 44-6 65-14 7-3 32-14 35-19 2-3-9-37-9-37l-18 14c-23 15-70 30-90 2-17-23-13-58-13-85v-186h118v-38h-118v-103zM74 0z">
          <text:p/>
        </draw:path>
        <draw:line draw:style-name="gr13" draw:text-style-name="P10" draw:layer="layout" svg:x1="15cm" svg:y1="13cm" svg:x2="15cm" svg:y2="11.7cm">
          <text:p/>
        </draw:line>
        <draw:frame draw:style-name="gr14" draw:text-style-name="P12" draw:layer="layout" svg:width="3.3cm" svg:height="1.2cm" svg:x="15cm" svg:y="11.8cm">
          <draw:text-box>
            <text:p text:style-name="P11"><text:span text:style-name="T1"><text:s text:c="4"/></text:span><text:span text:style-name="T1">git ad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color="#000000" draw:fill="none" draw:fill-gradient-name="Gradient_20_2" draw:fill-hatch-name="Hatching_20_91" draw:fill-image-name="Bitmap_20_1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3-30T12:54:02.473781063</dc:date>
    <meta:editing-duration>PT7M35S</meta:editing-duration>
    <meta:editing-cycles>3</meta:editing-cycles>
    <meta:generator>LibreOffice/6.0.7.3$Linux_X86_64 LibreOffice_project/00m0$Build-3</meta:generator>
    <meta:document-statistic meta:object-count="272"/>
  </office:meta>
</office:document-meta>
</file>